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77cm"/>
    </style:style>
    <style:style style:name="co15" style:family="table-column">
      <style:table-column-properties fo:break-before="auto" style:column-width="3.32cm"/>
    </style:style>
    <style:style style:name="co16" style:family="table-column">
      <style:table-column-properties fo:break-before="auto" style:column-width="2.522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1.995cm"/>
    </style:style>
    <style:style style:name="co19" style:family="table-column">
      <style:table-column-properties fo:break-before="auto" style:column-width="3.288cm"/>
    </style:style>
    <style:style style:name="co20" style:family="table-column">
      <style:table-column-properties fo:break-before="auto" style:column-width="3.17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number-columns-repeated="966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2888412466">
            <text:p>2888412466</text:p>
          </table:table-cell>
          <table:table-cell office:value-type="float" office:value="42959791">
            <text:p>42959791</text:p>
          </table:table-cell>
          <table:table-cell office:value-type="float" office:value="119381287">
            <text:p>119381287</text:p>
          </table:table-cell>
          <table:table-cell office:value-type="float" office:value="37327656">
            <text:p>373276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770052">
            <text:p>770052</text:p>
          </table:table-cell>
          <table:table-cell table:number-columns-repeated="5" office:value-type="float" office:value="0">
            <text:p>0</text:p>
          </table:table-cell>
          <table:table-cell office:value-type="float" office:value="42959791">
            <text:p>42959791</text:p>
          </table:table-cell>
          <table:table-cell office:value-type="float" office:value="0">
            <text:p>0</text:p>
          </table:table-cell>
          <table:table-cell office:value-type="float" office:value="42959791">
            <text:p>42959791</text:p>
          </table:table-cell>
          <table:table-cell office:value-type="float" office:value="671251">
            <text:p>671251</text:p>
          </table:table-cell>
          <table:table-cell office:value-type="float" office:value="21479895">
            <text:p>21479895</text:p>
          </table:table-cell>
          <table:table-cell office:value-type="float" office:value="0">
            <text:p>0</text:p>
          </table:table-cell>
          <table:table-cell office:value-type="float" office:value="14319930">
            <text:p>14319930</text:p>
          </table:table-cell>
          <table:table-cell office:value-type="float" office:value="0">
            <text:p>0</text:p>
          </table:table-cell>
          <table:table-cell office:value-type="float" office:value="14319930">
            <text:p>14319930</text:p>
          </table:table-cell>
          <table:table-cell office:value-type="float" office:value="21503574">
            <text:p>21503574</text:p>
          </table:table-cell>
          <table:table-cell office:value-type="float" office:value="7159965">
            <text:p>7159965</text:p>
          </table:table-cell>
          <table:table-cell office:value-type="float" office:value="393">
            <text:p>393</text:p>
          </table:table-cell>
          <table:table-cell office:value-type="float" office:value="28639861">
            <text:p>28639861</text:p>
          </table:table-cell>
          <table:table-cell office:value-type="float" office:value="42959791">
            <text:p>42959791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90111017">
            <text:p>2890111017</text:p>
          </table:table-cell>
          <table:table-cell office:value-type="float" office:value="43343308">
            <text:p>43343308</text:p>
          </table:table-cell>
          <table:table-cell office:value-type="float" office:value="120182287">
            <text:p>120182287</text:p>
          </table:table-cell>
          <table:table-cell office:value-type="float" office:value="37820835">
            <text:p>378208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1540104">
            <text:p>1540104</text:p>
          </table:table-cell>
          <table:table-cell office:value-type="float" office:value="37988704">
            <text:p>37988704</text:p>
          </table:table-cell>
          <table:table-cell table:number-columns-repeated="4" office:value-type="float" office:value="0">
            <text:p>0</text:p>
          </table:table-cell>
          <table:table-cell office:value-type="float" office:value="43343308">
            <text:p>43343308</text:p>
          </table:table-cell>
          <table:table-cell office:value-type="float" office:value="0">
            <text:p>0</text:p>
          </table:table-cell>
          <table:table-cell office:value-type="float" office:value="43343308">
            <text:p>43343308</text:p>
          </table:table-cell>
          <table:table-cell office:value-type="float" office:value="677612">
            <text:p>677612</text:p>
          </table:table-cell>
          <table:table-cell office:value-type="float" office:value="21671654">
            <text:p>21671654</text:p>
          </table:table-cell>
          <table:table-cell office:value-type="float" office:value="0">
            <text:p>0</text:p>
          </table:table-cell>
          <table:table-cell office:value-type="float" office:value="14447769">
            <text:p>14447769</text:p>
          </table:table-cell>
          <table:table-cell office:value-type="float" office:value="0">
            <text:p>0</text:p>
          </table:table-cell>
          <table:table-cell office:value-type="float" office:value="14447769">
            <text:p>14447769</text:p>
          </table:table-cell>
          <table:table-cell office:value-type="float" office:value="21673312">
            <text:p>21673312</text:p>
          </table:table-cell>
          <table:table-cell office:value-type="float" office:value="7223884">
            <text:p>7223884</text:p>
          </table:table-cell>
          <table:table-cell office:value-type="float" office:value="549">
            <text:p>549</text:p>
          </table:table-cell>
          <table:table-cell office:value-type="float" office:value="28895539">
            <text:p>28895539</text:p>
          </table:table-cell>
          <table:table-cell office:value-type="float" office:value="43343308">
            <text:p>43343308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92068386">
            <text:p>2892068386</text:p>
          </table:table-cell>
          <table:table-cell office:value-type="float" office:value="44557247">
            <text:p>44557247</text:p>
          </table:table-cell>
          <table:table-cell office:value-type="float" office:value="123936024">
            <text:p>123936024</text:p>
          </table:table-cell>
          <table:table-cell office:value-type="float" office:value="38844591">
            <text:p>3884459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3080204">
            <text:p>3080204</text:p>
          </table:table-cell>
          <table:table-cell office:value-type="float" office:value="19508184">
            <text:p>19508184</text:p>
          </table:table-cell>
          <table:table-cell table:number-columns-repeated="4" office:value-type="float" office:value="0">
            <text:p>0</text:p>
          </table:table-cell>
          <table:table-cell office:value-type="float" office:value="44557247">
            <text:p>44557247</text:p>
          </table:table-cell>
          <table:table-cell office:value-type="float" office:value="0">
            <text:p>0</text:p>
          </table:table-cell>
          <table:table-cell office:value-type="float" office:value="44557247">
            <text:p>44557247</text:p>
          </table:table-cell>
          <table:table-cell office:value-type="float" office:value="696504">
            <text:p>696504</text:p>
          </table:table-cell>
          <table:table-cell office:value-type="float" office:value="22278624">
            <text:p>22278624</text:p>
          </table:table-cell>
          <table:table-cell office:value-type="float" office:value="0">
            <text:p>0</text:p>
          </table:table-cell>
          <table:table-cell office:value-type="float" office:value="14852415">
            <text:p>14852415</text:p>
          </table:table-cell>
          <table:table-cell office:value-type="float" office:value="0">
            <text:p>0</text:p>
          </table:table-cell>
          <table:table-cell office:value-type="float" office:value="14852416">
            <text:p>14852416</text:p>
          </table:table-cell>
          <table:table-cell office:value-type="float" office:value="44557247">
            <text:p>44557247</text:p>
          </table:table-cell>
          <table:table-cell office:value-type="float" office:value="7426208">
            <text:p>7426208</text:p>
          </table:table-cell>
          <table:table-cell office:value-type="float" office:value="22066005">
            <text:p>22066005</text:p>
          </table:table-cell>
          <table:table-cell office:value-type="float" office:value="29704831">
            <text:p>29704831</text:p>
          </table:table-cell>
          <table:table-cell office:value-type="float" office:value="44557247">
            <text:p>4455724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93749850">
            <text:p>2893749850</text:p>
          </table:table-cell>
          <table:table-cell office:value-type="float" office:value="46558664">
            <text:p>46558664</text:p>
          </table:table-cell>
          <table:table-cell office:value-type="float" office:value="129318830">
            <text:p>129318830</text:p>
          </table:table-cell>
          <table:table-cell office:value-type="float" office:value="40835389">
            <text:p>4083538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66586">
            <text:p>2666586</text:p>
          </table:table-cell>
          <table:table-cell table:number-columns-repeated="11" office:value-type="float" office:value="0">
            <text:p>0</text:p>
          </table:table-cell>
          <table:table-cell office:value-type="float" office:value="6160404">
            <text:p>6160404</text:p>
          </table:table-cell>
          <table:table-cell office:value-type="float" office:value="41387244">
            <text:p>41387244</text:p>
          </table:table-cell>
          <table:table-cell table:number-columns-repeated="4" office:value-type="float" office:value="0">
            <text:p>0</text:p>
          </table:table-cell>
          <table:table-cell office:value-type="float" office:value="46558664">
            <text:p>46558664</text:p>
          </table:table-cell>
          <table:table-cell office:value-type="float" office:value="0">
            <text:p>0</text:p>
          </table:table-cell>
          <table:table-cell office:value-type="float" office:value="46558664">
            <text:p>46558664</text:p>
          </table:table-cell>
          <table:table-cell office:value-type="float" office:value="728291">
            <text:p>728291</text:p>
          </table:table-cell>
          <table:table-cell office:value-type="float" office:value="23279332">
            <text:p>23279332</text:p>
          </table:table-cell>
          <table:table-cell office:value-type="float" office:value="0">
            <text:p>0</text:p>
          </table:table-cell>
          <table:table-cell office:value-type="float" office:value="15519555">
            <text:p>15519555</text:p>
          </table:table-cell>
          <table:table-cell office:value-type="float" office:value="0">
            <text:p>0</text:p>
          </table:table-cell>
          <table:table-cell office:value-type="float" office:value="15519555">
            <text:p>15519555</text:p>
          </table:table-cell>
          <table:table-cell office:value-type="float" office:value="46558664">
            <text:p>46558664</text:p>
          </table:table-cell>
          <table:table-cell office:value-type="float" office:value="7759777">
            <text:p>7759777</text:p>
          </table:table-cell>
          <table:table-cell office:value-type="float" office:value="361">
            <text:p>361</text:p>
          </table:table-cell>
          <table:table-cell office:value-type="float" office:value="31039109">
            <text:p>31039109</text:p>
          </table:table-cell>
          <table:table-cell office:value-type="float" office:value="46558664">
            <text:p>4655866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95793902">
            <text:p>2895793902</text:p>
          </table:table-cell>
          <table:table-cell office:value-type="float" office:value="51272849">
            <text:p>51272849</text:p>
          </table:table-cell>
          <table:table-cell office:value-type="float" office:value="142481691">
            <text:p>142481691</text:p>
          </table:table-cell>
          <table:table-cell office:value-type="float" office:value="45502508">
            <text:p>4550250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55878">
            <text:p>4255878</text:p>
          </table:table-cell>
          <table:table-cell table:number-columns-repeated="11" office:value-type="float" office:value="0">
            <text:p>0</text:p>
          </table:table-cell>
          <table:table-cell office:value-type="float" office:value="12320804">
            <text:p>12320804</text:p>
          </table:table-cell>
          <table:table-cell table:number-columns-repeated="5" office:value-type="float" office:value="0">
            <text:p>0</text:p>
          </table:table-cell>
          <table:table-cell office:value-type="float" office:value="51272849">
            <text:p>51272849</text:p>
          </table:table-cell>
          <table:table-cell office:value-type="float" office:value="0">
            <text:p>0</text:p>
          </table:table-cell>
          <table:table-cell office:value-type="float" office:value="51272849">
            <text:p>51272849</text:p>
          </table:table-cell>
          <table:table-cell office:value-type="float" office:value="801141">
            <text:p>801141</text:p>
          </table:table-cell>
          <table:table-cell office:value-type="float" office:value="25636424">
            <text:p>25636424</text:p>
          </table:table-cell>
          <table:table-cell office:value-type="float" office:value="0">
            <text:p>0</text:p>
          </table:table-cell>
          <table:table-cell office:value-type="float" office:value="17090950">
            <text:p>17090950</text:p>
          </table:table-cell>
          <table:table-cell office:value-type="float" office:value="0">
            <text:p>0</text:p>
          </table:table-cell>
          <table:table-cell office:value-type="float" office:value="17090949">
            <text:p>17090949</text:p>
          </table:table-cell>
          <table:table-cell office:value-type="float" office:value="25617575">
            <text:p>25617575</text:p>
          </table:table-cell>
          <table:table-cell office:value-type="float" office:value="8545475">
            <text:p>8545475</text:p>
          </table:table-cell>
          <table:table-cell office:value-type="float" office:value="25519950">
            <text:p>25519950</text:p>
          </table:table-cell>
          <table:table-cell office:value-type="float" office:value="34181899">
            <text:p>34181899</text:p>
          </table:table-cell>
          <table:table-cell office:value-type="float" office:value="51272849">
            <text:p>51272849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897864974">
            <text:p>2897864974</text:p>
          </table:table-cell>
          <table:table-cell office:value-type="float" office:value="58088034">
            <text:p>58088034</text:p>
          </table:table-cell>
          <table:table-cell office:value-type="float" office:value="161588241">
            <text:p>161588241</text:p>
          </table:table-cell>
          <table:table-cell office:value-type="float" office:value="52342021">
            <text:p>523420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34462">
            <text:p>7434462</text:p>
          </table:table-cell>
          <table:table-cell table:number-columns-repeated="11" office:value-type="float" office:value="0">
            <text:p>0</text:p>
          </table:table-cell>
          <table:table-cell office:value-type="float" office:value="24641608">
            <text:p>24641608</text:p>
          </table:table-cell>
          <table:table-cell office:value-type="float" office:value="26277312">
            <text:p>26277312</text:p>
          </table:table-cell>
          <table:table-cell table:number-columns-repeated="4" office:value-type="float" office:value="0">
            <text:p>0</text:p>
          </table:table-cell>
          <table:table-cell office:value-type="float" office:value="58088034">
            <text:p>58088034</text:p>
          </table:table-cell>
          <table:table-cell office:value-type="float" office:value="0">
            <text:p>0</text:p>
          </table:table-cell>
          <table:table-cell office:value-type="float" office:value="58088034">
            <text:p>58088034</text:p>
          </table:table-cell>
          <table:table-cell office:value-type="float" office:value="907629">
            <text:p>907629</text:p>
          </table:table-cell>
          <table:table-cell office:value-type="float" office:value="29044017">
            <text:p>29044017</text:p>
          </table:table-cell>
          <table:table-cell office:value-type="float" office:value="0">
            <text:p>0</text:p>
          </table:table-cell>
          <table:table-cell office:value-type="float" office:value="19362678">
            <text:p>19362678</text:p>
          </table:table-cell>
          <table:table-cell office:value-type="float" office:value="0">
            <text:p>0</text:p>
          </table:table-cell>
          <table:table-cell office:value-type="float" office:value="19362678">
            <text:p>19362678</text:p>
          </table:table-cell>
          <table:table-cell office:value-type="float" office:value="58088034">
            <text:p>58088034</text:p>
          </table:table-cell>
          <table:table-cell office:value-type="float" office:value="9681338">
            <text:p>9681338</text:p>
          </table:table-cell>
          <table:table-cell office:value-type="float" office:value="488">
            <text:p>488</text:p>
          </table:table-cell>
          <table:table-cell office:value-type="float" office:value="38725357">
            <text:p>38725357</text:p>
          </table:table-cell>
          <table:table-cell office:value-type="float" office:value="58088034">
            <text:p>5808803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899812861">
            <text:p>2899812861</text:p>
          </table:table-cell>
          <table:table-cell office:value-type="float" office:value="58538107">
            <text:p>58538107</text:p>
          </table:table-cell>
          <table:table-cell office:value-type="float" office:value="162768696">
            <text:p>162768696</text:p>
          </table:table-cell>
          <table:table-cell office:value-type="float" office:value="52630433">
            <text:p>526304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868924">
            <text:p>14868924</text:p>
          </table:table-cell>
          <table:table-cell table:number-columns-repeated="11" office:value-type="float" office:value="0">
            <text:p>0</text:p>
          </table:table-cell>
          <table:table-cell office:value-type="float" office:value="49283216">
            <text:p>49283216</text:p>
          </table:table-cell>
          <table:table-cell table:number-columns-repeated="5" office:value-type="float" office:value="0">
            <text:p>0</text:p>
          </table:table-cell>
          <table:table-cell office:value-type="float" office:value="58538107">
            <text:p>58538107</text:p>
          </table:table-cell>
          <table:table-cell office:value-type="float" office:value="0">
            <text:p>0</text:p>
          </table:table-cell>
          <table:table-cell office:value-type="float" office:value="58538107">
            <text:p>58538107</text:p>
          </table:table-cell>
          <table:table-cell office:value-type="float" office:value="914663">
            <text:p>914663</text:p>
          </table:table-cell>
          <table:table-cell office:value-type="float" office:value="29269053">
            <text:p>29269053</text:p>
          </table:table-cell>
          <table:table-cell office:value-type="float" office:value="0">
            <text:p>0</text:p>
          </table:table-cell>
          <table:table-cell office:value-type="float" office:value="19512702">
            <text:p>19512702</text:p>
          </table:table-cell>
          <table:table-cell office:value-type="float" office:value="0">
            <text:p>0</text:p>
          </table:table-cell>
          <table:table-cell office:value-type="float" office:value="19512702">
            <text:p>19512702</text:p>
          </table:table-cell>
          <table:table-cell office:value-type="float" office:value="58538107">
            <text:p>58538107</text:p>
          </table:table-cell>
          <table:table-cell office:value-type="float" office:value="9756351">
            <text:p>9756351</text:p>
          </table:table-cell>
          <table:table-cell office:value-type="float" office:value="415">
            <text:p>415</text:p>
          </table:table-cell>
          <table:table-cell office:value-type="float" office:value="39025404">
            <text:p>39025404</text:p>
          </table:table-cell>
          <table:table-cell office:value-type="float" office:value="58538107">
            <text:p>5853810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901952047">
            <text:p>2901952047</text:p>
          </table:table-cell>
          <table:table-cell office:value-type="float" office:value="58847283">
            <text:p>58847283</text:p>
          </table:table-cell>
          <table:table-cell office:value-type="float" office:value="163376327">
            <text:p>163376327</text:p>
          </table:table-cell>
          <table:table-cell office:value-type="float" office:value="53257486">
            <text:p>5325748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737848">
            <text:p>29737848</text:p>
          </table:table-cell>
          <table:table-cell table:number-columns-repeated="11" office:value-type="float" office:value="0">
            <text:p>0</text:p>
          </table:table-cell>
          <table:table-cell office:value-type="float" office:value="98566432">
            <text:p>98566432</text:p>
          </table:table-cell>
          <table:table-cell office:value-type="float" office:value="26724384">
            <text:p>26724384</text:p>
          </table:table-cell>
          <table:table-cell table:number-columns-repeated="4" office:value-type="float" office:value="0">
            <text:p>0</text:p>
          </table:table-cell>
          <table:table-cell office:value-type="float" office:value="58847283">
            <text:p>58847283</text:p>
          </table:table-cell>
          <table:table-cell office:value-type="float" office:value="0">
            <text:p>0</text:p>
          </table:table-cell>
          <table:table-cell office:value-type="float" office:value="58847283">
            <text:p>58847283</text:p>
          </table:table-cell>
          <table:table-cell office:value-type="float" office:value="919491">
            <text:p>919491</text:p>
          </table:table-cell>
          <table:table-cell office:value-type="float" office:value="29423641">
            <text:p>29423641</text:p>
          </table:table-cell>
          <table:table-cell office:value-type="float" office:value="0">
            <text:p>0</text:p>
          </table:table-cell>
          <table:table-cell office:value-type="float" office:value="19615760">
            <text:p>19615760</text:p>
          </table:table-cell>
          <table:table-cell office:value-type="float" office:value="0">
            <text:p>0</text:p>
          </table:table-cell>
          <table:table-cell office:value-type="float" office:value="19615761">
            <text:p>19615761</text:p>
          </table:table-cell>
          <table:table-cell office:value-type="float" office:value="58847283">
            <text:p>58847283</text:p>
          </table:table-cell>
          <table:table-cell office:value-type="float" office:value="9807881">
            <text:p>9807881</text:p>
          </table:table-cell>
          <table:table-cell office:value-type="float" office:value="1751">
            <text:p>1751</text:p>
          </table:table-cell>
          <table:table-cell office:value-type="float" office:value="39231522">
            <text:p>39231522</text:p>
          </table:table-cell>
          <table:table-cell office:value-type="float" office:value="58847283">
            <text:p>58847283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904134650">
            <text:p>2904134650</text:p>
          </table:table-cell>
          <table:table-cell office:value-type="float" office:value="81600890">
            <text:p>81600890</text:p>
          </table:table-cell>
          <table:table-cell office:value-type="float" office:value="226496169">
            <text:p>226496169</text:p>
          </table:table-cell>
          <table:table-cell office:value-type="float" office:value="75869796">
            <text:p>7586979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475696">
            <text:p>59475696</text:p>
          </table:table-cell>
          <table:table-cell table:number-columns-repeated="11" office:value-type="float" office:value="0">
            <text:p>0</text:p>
          </table:table-cell>
          <table:table-cell office:value-type="float" office:value="197132864">
            <text:p>197132864</text:p>
          </table:table-cell>
          <table:table-cell office:value-type="float" office:value="59834916">
            <text:p>59834916</text:p>
          </table:table-cell>
          <table:table-cell table:number-columns-repeated="4" office:value-type="float" office:value="0">
            <text:p>0</text:p>
          </table:table-cell>
          <table:table-cell office:value-type="float" office:value="81600890">
            <text:p>81600890</text:p>
          </table:table-cell>
          <table:table-cell office:value-type="float" office:value="0">
            <text:p>0</text:p>
          </table:table-cell>
          <table:table-cell office:value-type="float" office:value="81600890">
            <text:p>81600890</text:p>
          </table:table-cell>
          <table:table-cell office:value-type="float" office:value="1275359">
            <text:p>1275359</text:p>
          </table:table-cell>
          <table:table-cell office:value-type="float" office:value="40800445">
            <text:p>40800445</text:p>
          </table:table-cell>
          <table:table-cell office:value-type="float" office:value="0">
            <text:p>0</text:p>
          </table:table-cell>
          <table:table-cell office:value-type="float" office:value="27200296">
            <text:p>27200296</text:p>
          </table:table-cell>
          <table:table-cell office:value-type="float" office:value="0">
            <text:p>0</text:p>
          </table:table-cell>
          <table:table-cell office:value-type="float" office:value="27200296">
            <text:p>27200296</text:p>
          </table:table-cell>
          <table:table-cell office:value-type="float" office:value="81600890">
            <text:p>81600890</text:p>
          </table:table-cell>
          <table:table-cell office:value-type="float" office:value="13600148">
            <text:p>13600148</text:p>
          </table:table-cell>
          <table:table-cell office:value-type="float" office:value="40741544">
            <text:p>40741544</text:p>
          </table:table-cell>
          <table:table-cell office:value-type="float" office:value="54400593">
            <text:p>54400593</text:p>
          </table:table-cell>
          <table:table-cell office:value-type="float" office:value="81600890">
            <text:p>8160089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907267784">
            <text:p>2907267784</text:p>
          </table:table-cell>
          <table:table-cell office:value-type="float" office:value="159849209">
            <text:p>159849209</text:p>
          </table:table-cell>
          <table:table-cell office:value-type="float" office:value="444721705">
            <text:p>444721705</text:p>
          </table:table-cell>
          <table:table-cell office:value-type="float" office:value="154162932">
            <text:p>15416293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8951392">
            <text:p>118951392</text:p>
          </table:table-cell>
          <table:table-cell table:number-columns-repeated="11" office:value-type="float" office:value="0">
            <text:p>0</text:p>
          </table:table-cell>
          <table:table-cell office:value-type="float" office:value="394265728">
            <text:p>394265728</text:p>
          </table:table-cell>
          <table:table-cell office:value-type="float" office:value="154352232">
            <text:p>154352232</text:p>
          </table:table-cell>
          <table:table-cell table:number-columns-repeated="4" office:value-type="float" office:value="0">
            <text:p>0</text:p>
          </table:table-cell>
          <table:table-cell office:value-type="float" office:value="159849209">
            <text:p>159849209</text:p>
          </table:table-cell>
          <table:table-cell office:value-type="float" office:value="0">
            <text:p>0</text:p>
          </table:table-cell>
          <table:table-cell office:value-type="float" office:value="159849209">
            <text:p>159849209</text:p>
          </table:table-cell>
          <table:table-cell office:value-type="float" office:value="2498057">
            <text:p>2498057</text:p>
          </table:table-cell>
          <table:table-cell office:value-type="float" office:value="79924605">
            <text:p>79924605</text:p>
          </table:table-cell>
          <table:table-cell office:value-type="float" office:value="0">
            <text:p>0</text:p>
          </table:table-cell>
          <table:table-cell office:value-type="float" office:value="53283070">
            <text:p>53283070</text:p>
          </table:table-cell>
          <table:table-cell office:value-type="float" office:value="0">
            <text:p>0</text:p>
          </table:table-cell>
          <table:table-cell office:value-type="float" office:value="53283069">
            <text:p>53283069</text:p>
          </table:table-cell>
          <table:table-cell office:value-type="float" office:value="159849209">
            <text:p>159849209</text:p>
          </table:table-cell>
          <table:table-cell office:value-type="float" office:value="26641534">
            <text:p>26641534</text:p>
          </table:table-cell>
          <table:table-cell office:value-type="float" office:value="89792">
            <text:p>89792</text:p>
          </table:table-cell>
          <table:table-cell office:value-type="float" office:value="106566139">
            <text:p>106566139</text:p>
          </table:table-cell>
          <table:table-cell office:value-type="float" office:value="159849209">
            <text:p>159849209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911325679">
            <text:p>2911325679</text:p>
          </table:table-cell>
          <table:table-cell office:value-type="float" office:value="212631720">
            <text:p>212631720</text:p>
          </table:table-cell>
          <table:table-cell office:value-type="float" office:value="591107195">
            <text:p>591107195</text:p>
          </table:table-cell>
          <table:table-cell office:value-type="float" office:value="206792067">
            <text:p>206792067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8427088">
            <text:p>178427088</text:p>
          </table:table-cell>
          <table:table-cell table:number-columns-repeated="11" office:value-type="float" office:value="0">
            <text:p>0</text:p>
          </table:table-cell>
          <table:table-cell office:value-type="float" office:value="591398592">
            <text:p>591398592</text:p>
          </table:table-cell>
          <table:table-cell office:value-type="float" office:value="103482188">
            <text:p>103482188</text:p>
          </table:table-cell>
          <table:table-cell table:number-columns-repeated="4" office:value-type="float" office:value="0">
            <text:p>0</text:p>
          </table:table-cell>
          <table:table-cell office:value-type="float" office:value="212631720">
            <text:p>212631720</text:p>
          </table:table-cell>
          <table:table-cell office:value-type="float" office:value="0">
            <text:p>0</text:p>
          </table:table-cell>
          <table:table-cell office:value-type="float" office:value="212631720">
            <text:p>212631720</text:p>
          </table:table-cell>
          <table:table-cell office:value-type="float" office:value="3323011">
            <text:p>3323011</text:p>
          </table:table-cell>
          <table:table-cell office:value-type="float" office:value="106315860">
            <text:p>106315860</text:p>
          </table:table-cell>
          <table:table-cell office:value-type="float" office:value="0">
            <text:p>0</text:p>
          </table:table-cell>
          <table:table-cell office:value-type="float" office:value="70877239">
            <text:p>70877239</text:p>
          </table:table-cell>
          <table:table-cell office:value-type="float" office:value="0">
            <text:p>0</text:p>
          </table:table-cell>
          <table:table-cell office:value-type="float" office:value="70877240">
            <text:p>70877240</text:p>
          </table:table-cell>
          <table:table-cell office:value-type="float" office:value="212631720">
            <text:p>212631720</text:p>
          </table:table-cell>
          <table:table-cell office:value-type="float" office:value="35438620">
            <text:p>35438620</text:p>
          </table:table-cell>
          <table:table-cell office:value-type="float" office:value="116976">
            <text:p>116976</text:p>
          </table:table-cell>
          <table:table-cell office:value-type="float" office:value="141754480">
            <text:p>141754480</text:p>
          </table:table-cell>
          <table:table-cell office:value-type="float" office:value="212631720">
            <text:p>21263172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915819634">
            <text:p>2915819634</text:p>
          </table:table-cell>
          <table:table-cell office:value-type="float" office:value="292183992">
            <text:p>292183992</text:p>
          </table:table-cell>
          <table:table-cell office:value-type="float" office:value="812782578">
            <text:p>812782578</text:p>
          </table:table-cell>
          <table:table-cell office:value-type="float" office:value="285855118">
            <text:p>2858551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179479534">
            <text:p>17947953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788531456">
            <text:p>788531456</text:p>
          </table:table-cell>
          <table:table-cell table:number-columns-repeated="5" office:value-type="float" office:value="0">
            <text:p>0</text:p>
          </table:table-cell>
          <table:table-cell office:value-type="float" office:value="292183992">
            <text:p>292183992</text:p>
          </table:table-cell>
          <table:table-cell office:value-type="float" office:value="0">
            <text:p>0</text:p>
          </table:table-cell>
          <table:table-cell office:value-type="float" office:value="292183992">
            <text:p>292183992</text:p>
          </table:table-cell>
          <table:table-cell office:value-type="float" office:value="4565731">
            <text:p>4565731</text:p>
          </table:table-cell>
          <table:table-cell office:value-type="float" office:value="146091996">
            <text:p>146091996</text:p>
          </table:table-cell>
          <table:table-cell office:value-type="float" office:value="0">
            <text:p>0</text:p>
          </table:table-cell>
          <table:table-cell office:value-type="float" office:value="97394664">
            <text:p>97394664</text:p>
          </table:table-cell>
          <table:table-cell office:value-type="float" office:value="0">
            <text:p>0</text:p>
          </table:table-cell>
          <table:table-cell office:value-type="float" office:value="97394664">
            <text:p>97394664</text:p>
          </table:table-cell>
          <table:table-cell office:value-type="float" office:value="292183992">
            <text:p>292183992</text:p>
          </table:table-cell>
          <table:table-cell office:value-type="float" office:value="48697332">
            <text:p>48697332</text:p>
          </table:table-cell>
          <table:table-cell office:value-type="float" office:value="142792">
            <text:p>142792</text:p>
          </table:table-cell>
          <table:table-cell office:value-type="float" office:value="194789327">
            <text:p>194789327</text:p>
          </table:table-cell>
          <table:table-cell office:value-type="float" office:value="292183992">
            <text:p>29218399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921447961">
            <text:p>2921447961</text:p>
          </table:table-cell>
          <table:table-cell office:value-type="float" office:value="373084534">
            <text:p>373084534</text:p>
          </table:table-cell>
          <table:table-cell office:value-type="float" office:value="1036968077">
            <text:p>1036968077</text:p>
          </table:table-cell>
          <table:table-cell office:value-type="float" office:value="367269911">
            <text:p>36726991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0402506">
            <text:p>180402506</text:p>
          </table:table-cell>
          <table:table-cell table:number-columns-repeated="11" office:value-type="float" office:value="0">
            <text:p>0</text:p>
          </table:table-cell>
          <table:table-cell office:value-type="float" office:value="985664320">
            <text:p>985664320</text:p>
          </table:table-cell>
          <table:table-cell table:number-columns-repeated="5" office:value-type="float" office:value="0">
            <text:p>0</text:p>
          </table:table-cell>
          <table:table-cell office:value-type="float" office:value="373084534">
            <text:p>373084534</text:p>
          </table:table-cell>
          <table:table-cell office:value-type="float" office:value="0">
            <text:p>0</text:p>
          </table:table-cell>
          <table:table-cell office:value-type="float" office:value="373084534">
            <text:p>373084534</text:p>
          </table:table-cell>
          <table:table-cell office:value-type="float" office:value="5829467">
            <text:p>5829467</text:p>
          </table:table-cell>
          <table:table-cell office:value-type="float" office:value="186542267">
            <text:p>186542267</text:p>
          </table:table-cell>
          <table:table-cell office:value-type="float" office:value="0">
            <text:p>0</text:p>
          </table:table-cell>
          <table:table-cell office:value-type="float" office:value="124361511">
            <text:p>124361511</text:p>
          </table:table-cell>
          <table:table-cell office:value-type="float" office:value="0">
            <text:p>0</text:p>
          </table:table-cell>
          <table:table-cell office:value-type="float" office:value="124361511">
            <text:p>124361511</text:p>
          </table:table-cell>
          <table:table-cell office:value-type="float" office:value="186418116">
            <text:p>186418116</text:p>
          </table:table-cell>
          <table:table-cell office:value-type="float" office:value="62180755">
            <text:p>62180755</text:p>
          </table:table-cell>
          <table:table-cell office:value-type="float" office:value="528144">
            <text:p>528144</text:p>
          </table:table-cell>
          <table:table-cell office:value-type="float" office:value="248723022">
            <text:p>248723022</text:p>
          </table:table-cell>
          <table:table-cell office:value-type="float" office:value="373084534">
            <text:p>37308453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927976693">
            <text:p>2927976693</text:p>
          </table:table-cell>
          <table:table-cell office:value-type="float" office:value="442541986">
            <text:p>442541986</text:p>
          </table:table-cell>
          <table:table-cell office:value-type="float" office:value="1229663918">
            <text:p>1229663918</text:p>
          </table:table-cell>
          <table:table-cell office:value-type="float" office:value="436678065">
            <text:p>436678065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2250152">
            <text:p>182250152</text:p>
          </table:table-cell>
          <table:table-cell table:number-columns-repeated="11" office:value-type="float" office:value="0">
            <text:p>0</text:p>
          </table:table-cell>
          <table:table-cell office:value-type="float" office:value="1182797184">
            <text:p>1182797184</text:p>
          </table:table-cell>
          <table:table-cell table:number-columns-repeated="5" office:value-type="float" office:value="0">
            <text:p>0</text:p>
          </table:table-cell>
          <table:table-cell office:value-type="float" office:value="442541986">
            <text:p>442541986</text:p>
          </table:table-cell>
          <table:table-cell office:value-type="float" office:value="0">
            <text:p>0</text:p>
          </table:table-cell>
          <table:table-cell office:value-type="float" office:value="442541986">
            <text:p>442541986</text:p>
          </table:table-cell>
          <table:table-cell office:value-type="float" office:value="6914744">
            <text:p>6914744</text:p>
          </table:table-cell>
          <table:table-cell office:value-type="float" office:value="221270993">
            <text:p>221270993</text:p>
          </table:table-cell>
          <table:table-cell office:value-type="float" office:value="0">
            <text:p>0</text:p>
          </table:table-cell>
          <table:table-cell office:value-type="float" office:value="147513995">
            <text:p>147513995</text:p>
          </table:table-cell>
          <table:table-cell office:value-type="float" office:value="0">
            <text:p>0</text:p>
          </table:table-cell>
          <table:table-cell office:value-type="float" office:value="147513995">
            <text:p>147513995</text:p>
          </table:table-cell>
          <table:table-cell office:value-type="float" office:value="220797913">
            <text:p>220797913</text:p>
          </table:table-cell>
          <table:table-cell office:value-type="float" office:value="73756998">
            <text:p>73756998</text:p>
          </table:table-cell>
          <table:table-cell office:value-type="float" office:value="741347">
            <text:p>741347</text:p>
          </table:table-cell>
          <table:table-cell office:value-type="float" office:value="295027990">
            <text:p>295027990</text:p>
          </table:table-cell>
          <table:table-cell office:value-type="float" office:value="442541986">
            <text:p>44254198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2935274444">
            <text:p>2935274444</text:p>
          </table:table-cell>
          <table:table-cell office:value-type="float" office:value="517379071">
            <text:p>517379071</text:p>
          </table:table-cell>
          <table:table-cell office:value-type="float" office:value="1438454534">
            <text:p>1438454534</text:p>
          </table:table-cell>
          <table:table-cell office:value-type="float" office:value="511616990">
            <text:p>51161699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0984568">
            <text:p>210984568</text:p>
          </table:table-cell>
          <table:table-cell table:number-columns-repeated="11" office:value-type="float" office:value="0">
            <text:p>0</text:p>
          </table:table-cell>
          <table:table-cell office:value-type="float" office:value="1379930048">
            <text:p>1379930048</text:p>
          </table:table-cell>
          <table:table-cell office:value-type="float" office:value="255681180">
            <text:p>255681180</text:p>
          </table:table-cell>
          <table:table-cell table:number-columns-repeated="4" office:value-type="float" office:value="0">
            <text:p>0</text:p>
          </table:table-cell>
          <table:table-cell office:value-type="float" office:value="517379071">
            <text:p>517379071</text:p>
          </table:table-cell>
          <table:table-cell office:value-type="float" office:value="0">
            <text:p>0</text:p>
          </table:table-cell>
          <table:table-cell office:value-type="float" office:value="517379071">
            <text:p>517379071</text:p>
          </table:table-cell>
          <table:table-cell office:value-type="float" office:value="8084378">
            <text:p>8084378</text:p>
          </table:table-cell>
          <table:table-cell office:value-type="float" office:value="258689535">
            <text:p>258689535</text:p>
          </table:table-cell>
          <table:table-cell office:value-type="float" office:value="0">
            <text:p>0</text:p>
          </table:table-cell>
          <table:table-cell office:value-type="float" office:value="172459690">
            <text:p>172459690</text:p>
          </table:table-cell>
          <table:table-cell office:value-type="float" office:value="0">
            <text:p>0</text:p>
          </table:table-cell>
          <table:table-cell office:value-type="float" office:value="172459690">
            <text:p>172459690</text:p>
          </table:table-cell>
          <table:table-cell office:value-type="float" office:value="258364099">
            <text:p>258364099</text:p>
          </table:table-cell>
          <table:table-cell office:value-type="float" office:value="86229845">
            <text:p>86229845</text:p>
          </table:table-cell>
          <table:table-cell office:value-type="float" office:value="496564">
            <text:p>496564</text:p>
          </table:table-cell>
          <table:table-cell office:value-type="float" office:value="344919380">
            <text:p>344919380</text:p>
          </table:table-cell>
          <table:table-cell office:value-type="float" office:value="517379071">
            <text:p>517379071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943387275">
            <text:p>2943387275</text:p>
          </table:table-cell>
          <table:table-cell office:value-type="float" office:value="609746671">
            <text:p>609746671</text:p>
          </table:table-cell>
          <table:table-cell office:value-type="float" office:value="1691782891">
            <text:p>1691782891</text:p>
          </table:table-cell>
          <table:table-cell office:value-type="float" office:value="603811704">
            <text:p>60381170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5922">
            <text:p>65922</text:p>
          </table:table-cell>
          <table:table-cell table:number-columns-repeated="14" office:value-type="float" office:value="239761800">
            <text:p>239761800</text:p>
          </table:table-cell>
          <table:table-cell office:value-type="float" office:value="263565">
            <text:p>263565</text:p>
          </table:table-cell>
          <table:table-cell table:number-columns-repeated="4" office:value-type="float" office:value="0">
            <text:p>0</text:p>
          </table:table-cell>
          <table:table-cell office:value-type="float" office:value="261153">
            <text:p>261153</text:p>
          </table:table-cell>
          <table:table-cell office:value-type="float" office:value="4745">
            <text:p>4745</text:p>
          </table:table-cell>
          <table:table-cell office:value-type="float" office:value="298760">
            <text:p>298760</text:p>
          </table:table-cell>
          <table:table-cell office:value-type="float" office:value="66836">
            <text:p>66836</text:p>
          </table:table-cell>
          <table:table-cell table:number-columns-repeated="2" office:value-type="float" office:value="0">
            <text:p>0</text:p>
          </table:table-cell>
          <table:table-cell office:value-type="float" office:value="1577062912">
            <text:p>1577062912</text:p>
          </table:table-cell>
          <table:table-cell office:value-type="float" office:value="301437644">
            <text:p>301437644</text:p>
          </table:table-cell>
          <table:table-cell table:number-columns-repeated="4" office:value-type="float" office:value="0">
            <text:p>0</text:p>
          </table:table-cell>
          <table:table-cell office:value-type="float" office:value="609746671">
            <text:p>609746671</text:p>
          </table:table-cell>
          <table:table-cell office:value-type="float" office:value="0">
            <text:p>0</text:p>
          </table:table-cell>
          <table:table-cell office:value-type="float" office:value="609746671">
            <text:p>609746671</text:p>
          </table:table-cell>
          <table:table-cell office:value-type="float" office:value="9527694">
            <text:p>9527694</text:p>
          </table:table-cell>
          <table:table-cell office:value-type="float" office:value="304873335">
            <text:p>304873335</text:p>
          </table:table-cell>
          <table:table-cell office:value-type="float" office:value="0">
            <text:p>0</text:p>
          </table:table-cell>
          <table:table-cell office:value-type="float" office:value="203248890">
            <text:p>203248890</text:p>
          </table:table-cell>
          <table:table-cell office:value-type="float" office:value="0">
            <text:p>0</text:p>
          </table:table-cell>
          <table:table-cell office:value-type="float" office:value="203248890">
            <text:p>203248890</text:p>
          </table:table-cell>
          <table:table-cell office:value-type="float" office:value="304251875">
            <text:p>304251875</text:p>
          </table:table-cell>
          <table:table-cell office:value-type="float" office:value="101624445">
            <text:p>101624445</text:p>
          </table:table-cell>
          <table:table-cell office:value-type="float" office:value="350931">
            <text:p>350931</text:p>
          </table:table-cell>
          <table:table-cell office:value-type="float" office:value="406497781">
            <text:p>406497781</text:p>
          </table:table-cell>
          <table:table-cell office:value-type="float" office:value="609746671">
            <text:p>609746671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953090134">
            <text:p>2953090134</text:p>
          </table:table-cell>
          <table:table-cell office:value-type="float" office:value="721089408">
            <text:p>721089408</text:p>
          </table:table-cell>
          <table:table-cell office:value-type="float" office:value="2004337979">
            <text:p>2004337979</text:p>
          </table:table-cell>
          <table:table-cell office:value-type="float" office:value="715262995">
            <text:p>71526299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266490220">
            <text:p>26649022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774195776">
            <text:p>1774195776</text:p>
          </table:table-cell>
          <table:table-cell office:value-type="float" office:value="375329108">
            <text:p>375329108</text:p>
          </table:table-cell>
          <table:table-cell table:number-columns-repeated="4" office:value-type="float" office:value="0">
            <text:p>0</text:p>
          </table:table-cell>
          <table:table-cell office:value-type="float" office:value="721089408">
            <text:p>721089408</text:p>
          </table:table-cell>
          <table:table-cell office:value-type="float" office:value="0">
            <text:p>0</text:p>
          </table:table-cell>
          <table:table-cell office:value-type="float" office:value="721089408">
            <text:p>721089408</text:p>
          </table:table-cell>
          <table:table-cell office:value-type="float" office:value="11267378">
            <text:p>11267378</text:p>
          </table:table-cell>
          <table:table-cell office:value-type="float" office:value="360544704">
            <text:p>360544704</text:p>
          </table:table-cell>
          <table:table-cell office:value-type="float" office:value="0">
            <text:p>0</text:p>
          </table:table-cell>
          <table:table-cell office:value-type="float" office:value="240363136">
            <text:p>240363136</text:p>
          </table:table-cell>
          <table:table-cell office:value-type="float" office:value="0">
            <text:p>0</text:p>
          </table:table-cell>
          <table:table-cell office:value-type="float" office:value="240363136">
            <text:p>240363136</text:p>
          </table:table-cell>
          <table:table-cell office:value-type="float" office:value="356772538">
            <text:p>356772538</text:p>
          </table:table-cell>
          <table:table-cell office:value-type="float" office:value="120181568">
            <text:p>120181568</text:p>
          </table:table-cell>
          <table:table-cell office:value-type="float" office:value="2634822">
            <text:p>2634822</text:p>
          </table:table-cell>
          <table:table-cell office:value-type="float" office:value="480726272">
            <text:p>480726272</text:p>
          </table:table-cell>
          <table:table-cell office:value-type="float" office:value="721089408">
            <text:p>721089408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963248914">
            <text:p>2963248914</text:p>
          </table:table-cell>
          <table:table-cell office:value-type="float" office:value="786434265">
            <text:p>786434265</text:p>
          </table:table-cell>
          <table:table-cell office:value-type="float" office:value="2183479149">
            <text:p>2183479149</text:p>
          </table:table-cell>
          <table:table-cell office:value-type="float" office:value="780660520">
            <text:p>78066052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4524">
            <text:p>64524</text:p>
          </table:table-cell>
          <table:table-cell table:number-columns-repeated="14" office:value-type="float" office:value="297767720">
            <text:p>297767720</text:p>
          </table:table-cell>
          <table:table-cell office:value-type="float" office:value="257980">
            <text:p>257980</text:p>
          </table:table-cell>
          <table:table-cell table:number-columns-repeated="4" office:value-type="float" office:value="0">
            <text:p>0</text:p>
          </table:table-cell>
          <table:table-cell office:value-type="float" office:value="254974">
            <text:p>254974</text:p>
          </table:table-cell>
          <table:table-cell office:value-type="float" office:value="4820">
            <text:p>4820</text:p>
          </table:table-cell>
          <table:table-cell office:value-type="float" office:value="293174">
            <text:p>293174</text:p>
          </table:table-cell>
          <table:table-cell office:value-type="float" office:value="65301">
            <text:p>65301</text:p>
          </table:table-cell>
          <table:table-cell table:number-columns-repeated="2" office:value-type="float" office:value="0">
            <text:p>0</text:p>
          </table:table-cell>
          <table:table-cell office:value-type="float" office:value="1971328640">
            <text:p>1971328640</text:p>
          </table:table-cell>
          <table:table-cell office:value-type="float" office:value="780811616">
            <text:p>780811616</text:p>
          </table:table-cell>
          <table:table-cell table:number-columns-repeated="4" office:value-type="float" office:value="0">
            <text:p>0</text:p>
          </table:table-cell>
          <table:table-cell office:value-type="float" office:value="786434265">
            <text:p>786434265</text:p>
          </table:table-cell>
          <table:table-cell office:value-type="float" office:value="0">
            <text:p>0</text:p>
          </table:table-cell>
          <table:table-cell office:value-type="float" office:value="786434265">
            <text:p>786434265</text:p>
          </table:table-cell>
          <table:table-cell office:value-type="float" office:value="12288556">
            <text:p>12288556</text:p>
          </table:table-cell>
          <table:table-cell office:value-type="float" office:value="393217132">
            <text:p>393217132</text:p>
          </table:table-cell>
          <table:table-cell office:value-type="float" office:value="0">
            <text:p>0</text:p>
          </table:table-cell>
          <table:table-cell office:value-type="float" office:value="262144755">
            <text:p>262144755</text:p>
          </table:table-cell>
          <table:table-cell office:value-type="float" office:value="0">
            <text:p>0</text:p>
          </table:table-cell>
          <table:table-cell office:value-type="float" office:value="262144755">
            <text:p>262144755</text:p>
          </table:table-cell>
          <table:table-cell office:value-type="float" office:value="786434265">
            <text:p>786434265</text:p>
          </table:table-cell>
          <table:table-cell office:value-type="float" office:value="131072377">
            <text:p>131072377</text:p>
          </table:table-cell>
          <table:table-cell office:value-type="float" office:value="608922">
            <text:p>608922</text:p>
          </table:table-cell>
          <table:table-cell office:value-type="float" office:value="524289510">
            <text:p>524289510</text:p>
          </table:table-cell>
          <table:table-cell office:value-type="float" office:value="786434265">
            <text:p>78643426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975053100">
            <text:p>2975053100</text:p>
          </table:table-cell>
          <table:table-cell office:value-type="float" office:value="905606167">
            <text:p>905606167</text:p>
          </table:table-cell>
          <table:table-cell office:value-type="float" office:value="2513261624">
            <text:p>2513261624</text:p>
          </table:table-cell>
          <table:table-cell office:value-type="float" office:value="899927056">
            <text:p>89992705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3823">
            <text:p>83823</text:p>
          </table:table-cell>
          <table:table-cell table:number-columns-repeated="14" office:value-type="float" office:value="329073329">
            <text:p>329073329</text:p>
          </table:table-cell>
          <table:table-cell office:value-type="float" office:value="342975">
            <text:p>342975</text:p>
          </table:table-cell>
          <table:table-cell table:number-columns-repeated="4" office:value-type="float" office:value="0">
            <text:p>0</text:p>
          </table:table-cell>
          <table:table-cell office:value-type="float" office:value="325434">
            <text:p>325434</text:p>
          </table:table-cell>
          <table:table-cell office:value-type="float" office:value="23885">
            <text:p>23885</text:p>
          </table:table-cell>
          <table:table-cell office:value-type="float" office:value="427565">
            <text:p>427565</text:p>
          </table:table-cell>
          <table:table-cell office:value-type="float" office:value="79899">
            <text:p>79899</text:p>
          </table:table-cell>
          <table:table-cell table:number-columns-repeated="2" office:value-type="float" office:value="0">
            <text:p>0</text:p>
          </table:table-cell>
          <table:table-cell office:value-type="float" office:value="2168461504">
            <text:p>2168461504</text:p>
          </table:table-cell>
          <table:table-cell office:value-type="float" office:value="900171992">
            <text:p>900171992</text:p>
          </table:table-cell>
          <table:table-cell table:number-columns-repeated="4" office:value-type="float" office:value="0">
            <text:p>0</text:p>
          </table:table-cell>
          <table:table-cell office:value-type="float" office:value="905606167">
            <text:p>905606167</text:p>
          </table:table-cell>
          <table:table-cell office:value-type="float" office:value="0">
            <text:p>0</text:p>
          </table:table-cell>
          <table:table-cell office:value-type="float" office:value="905606167">
            <text:p>905606167</text:p>
          </table:table-cell>
          <table:table-cell office:value-type="float" office:value="14150456">
            <text:p>14150456</text:p>
          </table:table-cell>
          <table:table-cell office:value-type="float" office:value="452803084">
            <text:p>452803084</text:p>
          </table:table-cell>
          <table:table-cell office:value-type="float" office:value="0">
            <text:p>0</text:p>
          </table:table-cell>
          <table:table-cell office:value-type="float" office:value="301868722">
            <text:p>301868722</text:p>
          </table:table-cell>
          <table:table-cell office:value-type="float" office:value="0">
            <text:p>0</text:p>
          </table:table-cell>
          <table:table-cell office:value-type="float" office:value="301868722">
            <text:p>301868722</text:p>
          </table:table-cell>
          <table:table-cell office:value-type="float" office:value="905606167">
            <text:p>905606167</text:p>
          </table:table-cell>
          <table:table-cell office:value-type="float" office:value="150934361">
            <text:p>150934361</text:p>
          </table:table-cell>
          <table:table-cell office:value-type="float" office:value="942456">
            <text:p>942456</text:p>
          </table:table-cell>
          <table:table-cell office:value-type="float" office:value="603737445">
            <text:p>603737445</text:p>
          </table:table-cell>
          <table:table-cell office:value-type="float" office:value="905606167">
            <text:p>90560616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988230083">
            <text:p>2988230083</text:p>
          </table:table-cell>
          <table:table-cell office:value-type="float" office:value="1039593812">
            <text:p>1039593812</text:p>
          </table:table-cell>
          <table:table-cell office:value-type="float" office:value="2888548658">
            <text:p>2888548658</text:p>
          </table:table-cell>
          <table:table-cell office:value-type="float" office:value="1033834665">
            <text:p>103383466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358788842">
            <text:p>35878884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365594368">
            <text:p>2365594368</text:p>
          </table:table-cell>
          <table:table-cell office:value-type="float" office:value="1034058080">
            <text:p>1034058080</text:p>
          </table:table-cell>
          <table:table-cell table:number-columns-repeated="4" office:value-type="float" office:value="0">
            <text:p>0</text:p>
          </table:table-cell>
          <table:table-cell office:value-type="float" office:value="1039593812">
            <text:p>1039593812</text:p>
          </table:table-cell>
          <table:table-cell office:value-type="float" office:value="0">
            <text:p>0</text:p>
          </table:table-cell>
          <table:table-cell office:value-type="float" office:value="1039593812">
            <text:p>1039593812</text:p>
          </table:table-cell>
          <table:table-cell office:value-type="float" office:value="16244027">
            <text:p>16244027</text:p>
          </table:table-cell>
          <table:table-cell office:value-type="float" office:value="519796906">
            <text:p>519796906</text:p>
          </table:table-cell>
          <table:table-cell office:value-type="float" office:value="0">
            <text:p>0</text:p>
          </table:table-cell>
          <table:table-cell office:value-type="float" office:value="346531271">
            <text:p>346531271</text:p>
          </table:table-cell>
          <table:table-cell office:value-type="float" office:value="0">
            <text:p>0</text:p>
          </table:table-cell>
          <table:table-cell office:value-type="float" office:value="346531270">
            <text:p>346531270</text:p>
          </table:table-cell>
          <table:table-cell office:value-type="float" office:value="1039593812">
            <text:p>1039593812</text:p>
          </table:table-cell>
          <table:table-cell office:value-type="float" office:value="173265635">
            <text:p>173265635</text:p>
          </table:table-cell>
          <table:table-cell office:value-type="float" office:value="644321">
            <text:p>644321</text:p>
          </table:table-cell>
          <table:table-cell office:value-type="float" office:value="693062541">
            <text:p>693062541</text:p>
          </table:table-cell>
          <table:table-cell office:value-type="float" office:value="1039593812">
            <text:p>103959381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002926090">
            <text:p>3002926090</text:p>
          </table:table-cell>
          <table:table-cell office:value-type="float" office:value="1131293230">
            <text:p>1131293230</text:p>
          </table:table-cell>
          <table:table-cell office:value-type="float" office:value="3143110811">
            <text:p>3143110811</text:p>
          </table:table-cell>
          <table:table-cell office:value-type="float" office:value="1125595476">
            <text:p>1125595476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7442246">
            <text:p>387442246</text:p>
          </table:table-cell>
          <table:table-cell table:number-columns-repeated="11" office:value-type="float" office:value="0">
            <text:p>0</text:p>
          </table:table-cell>
          <table:table-cell office:value-type="float" office:value="2562727232">
            <text:p>2562727232</text:p>
          </table:table-cell>
          <table:table-cell office:value-type="float" office:value="1126217380">
            <text:p>1126217380</text:p>
          </table:table-cell>
          <table:table-cell table:number-columns-repeated="4" office:value-type="float" office:value="0">
            <text:p>0</text:p>
          </table:table-cell>
          <table:table-cell office:value-type="float" office:value="1131293230">
            <text:p>1131293230</text:p>
          </table:table-cell>
          <table:table-cell office:value-type="float" office:value="0">
            <text:p>0</text:p>
          </table:table-cell>
          <table:table-cell office:value-type="float" office:value="1131293230">
            <text:p>1131293230</text:p>
          </table:table-cell>
          <table:table-cell office:value-type="float" office:value="17676918">
            <text:p>17676918</text:p>
          </table:table-cell>
          <table:table-cell office:value-type="float" office:value="565646615">
            <text:p>565646615</text:p>
          </table:table-cell>
          <table:table-cell office:value-type="float" office:value="0">
            <text:p>0</text:p>
          </table:table-cell>
          <table:table-cell office:value-type="float" office:value="377097743">
            <text:p>377097743</text:p>
          </table:table-cell>
          <table:table-cell office:value-type="float" office:value="0">
            <text:p>0</text:p>
          </table:table-cell>
          <table:table-cell office:value-type="float" office:value="377097743">
            <text:p>377097743</text:p>
          </table:table-cell>
          <table:table-cell office:value-type="float" office:value="1131293230">
            <text:p>1131293230</text:p>
          </table:table-cell>
          <table:table-cell office:value-type="float" office:value="188548871">
            <text:p>188548871</text:p>
          </table:table-cell>
          <table:table-cell office:value-type="float" office:value="803076">
            <text:p>803076</text:p>
          </table:table-cell>
          <table:table-cell office:value-type="float" office:value="754195487">
            <text:p>754195487</text:p>
          </table:table-cell>
          <table:table-cell office:value-type="float" office:value="1131293230">
            <text:p>113129323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019359355">
            <text:p>3019359355</text:p>
          </table:table-cell>
          <table:table-cell office:value-type="float" office:value="1289289030">
            <text:p>1289289030</text:p>
          </table:table-cell>
          <table:table-cell office:value-type="float" office:value="3582985392">
            <text:p>3582985392</text:p>
          </table:table-cell>
          <table:table-cell office:value-type="float" office:value="1283589526">
            <text:p>1283589526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15958829">
            <text:p>415958829</text:p>
          </table:table-cell>
          <table:table-cell table:number-columns-repeated="11" office:value-type="float" office:value="0">
            <text:p>0</text:p>
          </table:table-cell>
          <table:table-cell office:value-type="float" office:value="2759860096">
            <text:p>2759860096</text:p>
          </table:table-cell>
          <table:table-cell office:value-type="float" office:value="1284224800">
            <text:p>1284224800</text:p>
          </table:table-cell>
          <table:table-cell table:number-columns-repeated="4" office:value-type="float" office:value="0">
            <text:p>0</text:p>
          </table:table-cell>
          <table:table-cell office:value-type="float" office:value="1289289030">
            <text:p>1289289030</text:p>
          </table:table-cell>
          <table:table-cell office:value-type="float" office:value="0">
            <text:p>0</text:p>
          </table:table-cell>
          <table:table-cell office:value-type="float" office:value="1289289030">
            <text:p>1289289030</text:p>
          </table:table-cell>
          <table:table-cell office:value-type="float" office:value="20145521">
            <text:p>20145521</text:p>
          </table:table-cell>
          <table:table-cell office:value-type="float" office:value="644644515">
            <text:p>644644515</text:p>
          </table:table-cell>
          <table:table-cell office:value-type="float" office:value="0">
            <text:p>0</text:p>
          </table:table-cell>
          <table:table-cell office:value-type="float" office:value="429763009">
            <text:p>429763009</text:p>
          </table:table-cell>
          <table:table-cell office:value-type="float" office:value="0">
            <text:p>0</text:p>
          </table:table-cell>
          <table:table-cell office:value-type="float" office:value="429763010">
            <text:p>429763010</text:p>
          </table:table-cell>
          <table:table-cell office:value-type="float" office:value="1289289030">
            <text:p>1289289030</text:p>
          </table:table-cell>
          <table:table-cell office:value-type="float" office:value="214881505">
            <text:p>214881505</text:p>
          </table:table-cell>
          <table:table-cell office:value-type="float" office:value="648353642">
            <text:p>648353642</text:p>
          </table:table-cell>
          <table:table-cell office:value-type="float" office:value="859526020">
            <text:p>859526020</text:p>
          </table:table-cell>
          <table:table-cell office:value-type="float" office:value="1289289030">
            <text:p>1289289030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038218525">
            <text:p>3038218525</text:p>
          </table:table-cell>
          <table:table-cell office:value-type="float" office:value="1485820979">
            <text:p>1485820979</text:p>
          </table:table-cell>
          <table:table-cell office:value-type="float" office:value="4127761870">
            <text:p>4127761870</text:p>
          </table:table-cell>
          <table:table-cell office:value-type="float" office:value="1480105366">
            <text:p>148010536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444422425">
            <text:p>4444224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956992960">
            <text:p>2956992960</text:p>
          </table:table-cell>
          <table:table-cell office:value-type="float" office:value="1480745908">
            <text:p>1480745908</text:p>
          </table:table-cell>
          <table:table-cell table:number-columns-repeated="4" office:value-type="float" office:value="0">
            <text:p>0</text:p>
          </table:table-cell>
          <table:table-cell office:value-type="float" office:value="1485820979">
            <text:p>1485820979</text:p>
          </table:table-cell>
          <table:table-cell office:value-type="float" office:value="0">
            <text:p>0</text:p>
          </table:table-cell>
          <table:table-cell office:value-type="float" office:value="1485820979">
            <text:p>1485820979</text:p>
          </table:table-cell>
          <table:table-cell office:value-type="float" office:value="23216450">
            <text:p>23216450</text:p>
          </table:table-cell>
          <table:table-cell office:value-type="float" office:value="742910489">
            <text:p>742910489</text:p>
          </table:table-cell>
          <table:table-cell office:value-type="float" office:value="0">
            <text:p>0</text:p>
          </table:table-cell>
          <table:table-cell office:value-type="float" office:value="495273660">
            <text:p>495273660</text:p>
          </table:table-cell>
          <table:table-cell office:value-type="float" office:value="0">
            <text:p>0</text:p>
          </table:table-cell>
          <table:table-cell office:value-type="float" office:value="495273659">
            <text:p>495273659</text:p>
          </table:table-cell>
          <table:table-cell office:value-type="float" office:value="1485820979">
            <text:p>1485820979</text:p>
          </table:table-cell>
          <table:table-cell office:value-type="float" office:value="247636830">
            <text:p>247636830</text:p>
          </table:table-cell>
          <table:table-cell office:value-type="float" office:value="736191648">
            <text:p>736191648</text:p>
          </table:table-cell>
          <table:table-cell office:value-type="float" office:value="990547319">
            <text:p>990547319</text:p>
          </table:table-cell>
          <table:table-cell office:value-type="float" office:value="1485820979">
            <text:p>1485820979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056151417">
            <text:p>3056151417</text:p>
          </table:table-cell>
          <table:table-cell office:value-type="float" office:value="1396121928">
            <text:p>1396121928</text:p>
          </table:table-cell>
          <table:table-cell office:value-type="float" office:value="3876904794">
            <text:p>3876904794</text:p>
          </table:table-cell>
          <table:table-cell office:value-type="float" office:value="1390602496">
            <text:p>139060249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5922">
            <text:p>65922</text:p>
          </table:table-cell>
          <table:table-cell table:number-columns-repeated="14" office:value-type="float" office:value="475839333">
            <text:p>475839333</text:p>
          </table:table-cell>
          <table:table-cell office:value-type="float" office:value="263565">
            <text:p>263565</text:p>
          </table:table-cell>
          <table:table-cell table:number-columns-repeated="4" office:value-type="float" office:value="0">
            <text:p>0</text:p>
          </table:table-cell>
          <table:table-cell office:value-type="float" office:value="261153">
            <text:p>261153</text:p>
          </table:table-cell>
          <table:table-cell office:value-type="float" office:value="4745">
            <text:p>4745</text:p>
          </table:table-cell>
          <table:table-cell office:value-type="float" office:value="298760">
            <text:p>298760</text:p>
          </table:table-cell>
          <table:table-cell office:value-type="float" office:value="66932">
            <text:p>66932</text:p>
          </table:table-cell>
          <table:table-cell table:number-columns-repeated="2" office:value-type="float" office:value="0">
            <text:p>0</text:p>
          </table:table-cell>
          <table:table-cell office:value-type="float" office:value="3154125824">
            <text:p>3154125824</text:p>
          </table:table-cell>
          <table:table-cell office:value-type="float" office:value="1390755116">
            <text:p>1390755116</text:p>
          </table:table-cell>
          <table:table-cell table:number-columns-repeated="4" office:value-type="float" office:value="0">
            <text:p>0</text:p>
          </table:table-cell>
          <table:table-cell office:value-type="float" office:value="1396121928">
            <text:p>1396121928</text:p>
          </table:table-cell>
          <table:table-cell office:value-type="float" office:value="0">
            <text:p>0</text:p>
          </table:table-cell>
          <table:table-cell office:value-type="float" office:value="1396121928">
            <text:p>1396121928</text:p>
          </table:table-cell>
          <table:table-cell office:value-type="float" office:value="21814814">
            <text:p>21814814</text:p>
          </table:table-cell>
          <table:table-cell office:value-type="float" office:value="698060964">
            <text:p>698060964</text:p>
          </table:table-cell>
          <table:table-cell office:value-type="float" office:value="0">
            <text:p>0</text:p>
          </table:table-cell>
          <table:table-cell office:value-type="float" office:value="465373976">
            <text:p>465373976</text:p>
          </table:table-cell>
          <table:table-cell office:value-type="float" office:value="0">
            <text:p>0</text:p>
          </table:table-cell>
          <table:table-cell office:value-type="float" office:value="465373976">
            <text:p>465373976</text:p>
          </table:table-cell>
          <table:table-cell office:value-type="float" office:value="1396121928">
            <text:p>1396121928</text:p>
          </table:table-cell>
          <table:table-cell office:value-type="float" office:value="232686988">
            <text:p>232686988</text:p>
          </table:table-cell>
          <table:table-cell office:value-type="float" office:value="694322274">
            <text:p>694322274</text:p>
          </table:table-cell>
          <table:table-cell office:value-type="float" office:value="930747952">
            <text:p>930747952</text:p>
          </table:table-cell>
          <table:table-cell office:value-type="float" office:value="1396121928">
            <text:p>1396121928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074959957">
            <text:p>3074959957</text:p>
          </table:table-cell>
          <table:table-cell office:value-type="float" office:value="1485895834">
            <text:p>1485895834</text:p>
          </table:table-cell>
          <table:table-cell office:value-type="float" office:value="4127102152">
            <text:p>4127102152</text:p>
          </table:table-cell>
          <table:table-cell office:value-type="float" office:value="1480197513">
            <text:p>14801975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507263958">
            <text:p>50726395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351258688">
            <text:p>3351258688</text:p>
          </table:table-cell>
          <table:table-cell office:value-type="float" office:value="1480402372">
            <text:p>1480402372</text:p>
          </table:table-cell>
          <table:table-cell table:number-columns-repeated="4" office:value-type="float" office:value="0">
            <text:p>0</text:p>
          </table:table-cell>
          <table:table-cell office:value-type="float" office:value="1485895834">
            <text:p>1485895834</text:p>
          </table:table-cell>
          <table:table-cell office:value-type="float" office:value="0">
            <text:p>0</text:p>
          </table:table-cell>
          <table:table-cell office:value-type="float" office:value="1485895834">
            <text:p>1485895834</text:p>
          </table:table-cell>
          <table:table-cell office:value-type="float" office:value="23217480">
            <text:p>23217480</text:p>
          </table:table-cell>
          <table:table-cell office:value-type="float" office:value="742947917">
            <text:p>742947917</text:p>
          </table:table-cell>
          <table:table-cell office:value-type="float" office:value="0">
            <text:p>0</text:p>
          </table:table-cell>
          <table:table-cell office:value-type="float" office:value="495298611">
            <text:p>495298611</text:p>
          </table:table-cell>
          <table:table-cell office:value-type="float" office:value="0">
            <text:p>0</text:p>
          </table:table-cell>
          <table:table-cell office:value-type="float" office:value="495298611">
            <text:p>495298611</text:p>
          </table:table-cell>
          <table:table-cell office:value-type="float" office:value="1485895834">
            <text:p>1485895834</text:p>
          </table:table-cell>
          <table:table-cell office:value-type="float" office:value="247649306">
            <text:p>247649306</text:p>
          </table:table-cell>
          <table:table-cell office:value-type="float" office:value="739483322">
            <text:p>739483322</text:p>
          </table:table-cell>
          <table:table-cell office:value-type="float" office:value="990597222">
            <text:p>990597222</text:p>
          </table:table-cell>
          <table:table-cell office:value-type="float" office:value="1485895834">
            <text:p>148589583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109621844">
            <text:p>3109621844</text:p>
          </table:table-cell>
          <table:table-cell office:value-type="float" office:value="2861839274">
            <text:p>2861839274</text:p>
          </table:table-cell>
          <table:table-cell office:value-type="float" office:value="3653468099">
            <text:p>3653468099</text:p>
          </table:table-cell>
          <table:table-cell office:value-type="float" office:value="2856260195">
            <text:p>285626019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64525">
            <text:p>64525</text:p>
          </table:table-cell>
          <table:table-cell table:number-columns-repeated="14" office:value-type="float" office:value="540290266">
            <text:p>540290266</text:p>
          </table:table-cell>
          <table:table-cell office:value-type="float" office:value="257981">
            <text:p>257981</text:p>
          </table:table-cell>
          <table:table-cell table:number-columns-repeated="4" office:value-type="float" office:value="0">
            <text:p>0</text:p>
          </table:table-cell>
          <table:table-cell office:value-type="float" office:value="254975">
            <text:p>254975</text:p>
          </table:table-cell>
          <table:table-cell office:value-type="float" office:value="4820">
            <text:p>4820</text:p>
          </table:table-cell>
          <table:table-cell office:value-type="float" office:value="293174">
            <text:p>293174</text:p>
          </table:table-cell>
          <table:table-cell office:value-type="float" office:value="65243">
            <text:p>65243</text:p>
          </table:table-cell>
          <table:table-cell table:number-columns-repeated="2" office:value-type="float" office:value="0">
            <text:p>0</text:p>
          </table:table-cell>
          <table:table-cell office:value-type="float" office:value="3548391552">
            <text:p>3548391552</text:p>
          </table:table-cell>
          <table:table-cell office:value-type="float" office:value="1420196948">
            <text:p>1420196948</text:p>
          </table:table-cell>
          <table:table-cell table:number-columns-repeated="4" office:value-type="float" office:value="0">
            <text:p>0</text:p>
          </table:table-cell>
          <table:table-cell office:value-type="float" office:value="2861839274">
            <text:p>2861839274</text:p>
          </table:table-cell>
          <table:table-cell office:value-type="float" office:value="0">
            <text:p>0</text:p>
          </table:table-cell>
          <table:table-cell office:value-type="float" office:value="2861839274">
            <text:p>2861839274</text:p>
          </table:table-cell>
          <table:table-cell office:value-type="float" office:value="44716858">
            <text:p>44716858</text:p>
          </table:table-cell>
          <table:table-cell office:value-type="float" office:value="1430919637">
            <text:p>1430919637</text:p>
          </table:table-cell>
          <table:table-cell office:value-type="float" office:value="0">
            <text:p>0</text:p>
          </table:table-cell>
          <table:table-cell office:value-type="float" office:value="953946424">
            <text:p>953946424</text:p>
          </table:table-cell>
          <table:table-cell office:value-type="float" office:value="0">
            <text:p>0</text:p>
          </table:table-cell>
          <table:table-cell office:value-type="float" office:value="953946424">
            <text:p>953946424</text:p>
          </table:table-cell>
          <table:table-cell office:value-type="float" office:value="2861839274">
            <text:p>2861839274</text:p>
          </table:table-cell>
          <table:table-cell office:value-type="float" office:value="476973212">
            <text:p>476973212</text:p>
          </table:table-cell>
          <table:table-cell office:value-type="float" office:value="1430177020">
            <text:p>1430177020</text:p>
          </table:table-cell>
          <table:table-cell office:value-type="float" office:value="1907892849">
            <text:p>1907892849</text:p>
          </table:table-cell>
          <table:table-cell office:value-type="float" office:value="2861839274">
            <text:p>286183927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3150485566">
            <text:p>3150485566</text:p>
          </table:table-cell>
          <table:table-cell office:value-type="float" office:value="3400094094">
            <text:p>3400094094</text:p>
          </table:table-cell>
          <table:table-cell office:value-type="float" office:value="857000630">
            <text:p>857000630</text:p>
          </table:table-cell>
          <table:table-cell office:value-type="float" office:value="3394435942">
            <text:p>33944359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567220584">
            <text:p>56722058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745524416">
            <text:p>3745524416</text:p>
          </table:table-cell>
          <table:table-cell office:value-type="float" office:value="1697978844">
            <text:p>1697978844</text:p>
          </table:table-cell>
          <table:table-cell table:number-columns-repeated="4" office:value-type="float" office:value="0">
            <text:p>0</text:p>
          </table:table-cell>
          <table:table-cell office:value-type="float" office:value="3400094094">
            <text:p>3400094094</text:p>
          </table:table-cell>
          <table:table-cell office:value-type="float" office:value="0">
            <text:p>0</text:p>
          </table:table-cell>
          <table:table-cell office:value-type="float" office:value="3400094094">
            <text:p>3400094094</text:p>
          </table:table-cell>
          <table:table-cell office:value-type="float" office:value="53126989">
            <text:p>53126989</text:p>
          </table:table-cell>
          <table:table-cell office:value-type="float" office:value="1700047047">
            <text:p>1700047047</text:p>
          </table:table-cell>
          <table:table-cell office:value-type="float" office:value="0">
            <text:p>0</text:p>
          </table:table-cell>
          <table:table-cell office:value-type="float" office:value="1133364698">
            <text:p>1133364698</text:p>
          </table:table-cell>
          <table:table-cell office:value-type="float" office:value="0">
            <text:p>0</text:p>
          </table:table-cell>
          <table:table-cell office:value-type="float" office:value="1133364698">
            <text:p>1133364698</text:p>
          </table:table-cell>
          <table:table-cell office:value-type="float" office:value="3400094094">
            <text:p>3400094094</text:p>
          </table:table-cell>
          <table:table-cell office:value-type="float" office:value="566682349">
            <text:p>566682349</text:p>
          </table:table-cell>
          <table:table-cell office:value-type="float" office:value="1698374591">
            <text:p>1698374591</text:p>
          </table:table-cell>
          <table:table-cell office:value-type="float" office:value="2266729396">
            <text:p>2266729396</text:p>
          </table:table-cell>
          <table:table-cell office:value-type="float" office:value="3400094094">
            <text:p>3400094094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3199566440">
            <text:p>3199566440</text:p>
          </table:table-cell>
          <table:table-cell office:value-type="float" office:value="4117192296">
            <text:p>4117192296</text:p>
          </table:table-cell>
          <table:table-cell office:value-type="float" office:value="2844615468">
            <text:p>2844615468</text:p>
          </table:table-cell>
          <table:table-cell office:value-type="float" office:value="4111731265">
            <text:p>4111731265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30447">
            <text:p>130447</text:p>
          </table:table-cell>
          <table:table-cell table:number-columns-repeated="14" office:value-type="float" office:value="596444345">
            <text:p>596444345</text:p>
          </table:table-cell>
          <table:table-cell office:value-type="float" office:value="521546">
            <text:p>521546</text:p>
          </table:table-cell>
          <table:table-cell table:number-columns-repeated="4" office:value-type="float" office:value="0">
            <text:p>0</text:p>
          </table:table-cell>
          <table:table-cell office:value-type="float" office:value="516128">
            <text:p>516128</text:p>
          </table:table-cell>
          <table:table-cell office:value-type="float" office:value="9566">
            <text:p>9566</text:p>
          </table:table-cell>
          <table:table-cell office:value-type="float" office:value="591934">
            <text:p>591934</text:p>
          </table:table-cell>
          <table:table-cell office:value-type="float" office:value="132226">
            <text:p>132226</text:p>
          </table:table-cell>
          <table:table-cell table:number-columns-repeated="2" office:value-type="float" office:value="0">
            <text:p>0</text:p>
          </table:table-cell>
          <table:table-cell office:value-type="float" office:value="3942657280">
            <text:p>3942657280</text:p>
          </table:table-cell>
          <table:table-cell office:value-type="float" office:value="4111888532">
            <text:p>4111888532</text:p>
          </table:table-cell>
          <table:table-cell table:number-columns-repeated="4" office:value-type="float" office:value="0">
            <text:p>0</text:p>
          </table:table-cell>
          <table:table-cell office:value-type="float" office:value="4117192296">
            <text:p>4117192296</text:p>
          </table:table-cell>
          <table:table-cell office:value-type="float" office:value="0">
            <text:p>0</text:p>
          </table:table-cell>
          <table:table-cell office:value-type="float" office:value="4117192296">
            <text:p>4117192296</text:p>
          </table:table-cell>
          <table:table-cell office:value-type="float" office:value="64331835">
            <text:p>64331835</text:p>
          </table:table-cell>
          <table:table-cell office:value-type="float" office:value="2058596148">
            <text:p>2058596148</text:p>
          </table:table-cell>
          <table:table-cell office:value-type="float" office:value="0">
            <text:p>0</text:p>
          </table:table-cell>
          <table:table-cell office:value-type="float" office:value="1372397432">
            <text:p>1372397432</text:p>
          </table:table-cell>
          <table:table-cell office:value-type="float" office:value="0">
            <text:p>0</text:p>
          </table:table-cell>
          <table:table-cell office:value-type="float" office:value="1372397432">
            <text:p>1372397432</text:p>
          </table:table-cell>
          <table:table-cell office:value-type="float" office:value="4117192296">
            <text:p>4117192296</text:p>
          </table:table-cell>
          <table:table-cell office:value-type="float" office:value="686198716">
            <text:p>686198716</text:p>
          </table:table-cell>
          <table:table-cell office:value-type="float" office:value="2049320771">
            <text:p>2049320771</text:p>
          </table:table-cell>
          <table:table-cell office:value-type="float" office:value="2744794864">
            <text:p>2744794864</text:p>
          </table:table-cell>
          <table:table-cell office:value-type="float" office:value="4117192296">
            <text:p>411719229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3250943695">
            <text:p>3250943695</text:p>
          </table:table-cell>
          <table:table-cell office:value-type="float" office:value="18981975">
            <text:p>18981975</text:p>
          </table:table-cell>
          <table:table-cell office:value-type="float" office:value="3399588076">
            <text:p>3399588076</text:p>
          </table:table-cell>
          <table:table-cell office:value-type="float" office:value="4308139095">
            <text:p>430813909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628139110">
            <text:p>6281391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139790144">
            <text:p>4139790144</text:p>
          </table:table-cell>
          <table:table-cell office:value-type="float" office:value="34872000">
            <text:p>34872000</text:p>
          </table:table-cell>
          <table:table-cell table:number-columns-repeated="4" office:value-type="float" office:value="0">
            <text:p>0</text:p>
          </table:table-cell>
          <table:table-cell office:value-type="float" office:value="18981975">
            <text:p>18981975</text:p>
          </table:table-cell>
          <table:table-cell office:value-type="float" office:value="0">
            <text:p>0</text:p>
          </table:table-cell>
          <table:table-cell office:value-type="float" office:value="18981975">
            <text:p>18981975</text:p>
          </table:table-cell>
          <table:table-cell office:value-type="float" office:value="67405988">
            <text:p>67405988</text:p>
          </table:table-cell>
          <table:table-cell office:value-type="float" office:value="2156974635">
            <text:p>2156974635</text:p>
          </table:table-cell>
          <table:table-cell office:value-type="float" office:value="0">
            <text:p>0</text:p>
          </table:table-cell>
          <table:table-cell office:value-type="float" office:value="1437983090">
            <text:p>1437983090</text:p>
          </table:table-cell>
          <table:table-cell office:value-type="float" office:value="0">
            <text:p>0</text:p>
          </table:table-cell>
          <table:table-cell office:value-type="float" office:value="1437983090">
            <text:p>1437983090</text:p>
          </table:table-cell>
          <table:table-cell office:value-type="float" office:value="18981975">
            <text:p>18981975</text:p>
          </table:table-cell>
          <table:table-cell office:value-type="float" office:value="718991545">
            <text:p>718991545</text:p>
          </table:table-cell>
          <table:table-cell office:value-type="float" office:value="6305162">
            <text:p>6305162</text:p>
          </table:table-cell>
          <table:table-cell office:value-type="float" office:value="2875966181">
            <text:p>2875966181</text:p>
          </table:table-cell>
          <table:table-cell office:value-type="float" office:value="18981975">
            <text:p>1898197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3304118395">
            <text:p>3304118395</text:p>
          </table:table-cell>
          <table:table-cell office:value-type="float" office:value="197401412">
            <text:p>197401412</text:p>
          </table:table-cell>
          <table:table-cell office:value-type="float" office:value="3888317445">
            <text:p>3888317445</text:p>
          </table:table-cell>
          <table:table-cell office:value-type="float" office:value="4486744668">
            <text:p>448674466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65931">
            <text:p>65931</text:p>
          </table:table-cell>
          <table:table-cell table:number-columns-repeated="14" office:value-type="float" office:value="658563851">
            <text:p>658563851</text:p>
          </table:table-cell>
          <table:table-cell office:value-type="float" office:value="263578">
            <text:p>263578</text:p>
          </table:table-cell>
          <table:table-cell table:number-columns-repeated="4" office:value-type="float" office:value="0">
            <text:p>0</text:p>
          </table:table-cell>
          <table:table-cell office:value-type="float" office:value="261162">
            <text:p>261162</text:p>
          </table:table-cell>
          <table:table-cell office:value-type="float" office:value="4745">
            <text:p>4745</text:p>
          </table:table-cell>
          <table:table-cell office:value-type="float" office:value="298768">
            <text:p>298768</text:p>
          </table:table-cell>
          <table:table-cell office:value-type="float" office:value="66915">
            <text:p>66915</text:p>
          </table:table-cell>
          <table:table-cell table:number-columns-repeated="2" office:value-type="float" office:value="0">
            <text:p>0</text:p>
          </table:table-cell>
          <table:table-cell office:value-type="float" office:value="41955712">
            <text:p>41955712</text:p>
          </table:table-cell>
          <table:table-cell office:value-type="float" office:value="192132880">
            <text:p>192132880</text:p>
          </table:table-cell>
          <table:table-cell table:number-columns-repeated="4" office:value-type="float" office:value="0">
            <text:p>0</text:p>
          </table:table-cell>
          <table:table-cell office:value-type="float" office:value="197401412">
            <text:p>197401412</text:p>
          </table:table-cell>
          <table:table-cell office:value-type="float" office:value="0">
            <text:p>0</text:p>
          </table:table-cell>
          <table:table-cell office:value-type="float" office:value="197401412">
            <text:p>197401412</text:p>
          </table:table-cell>
          <table:table-cell office:value-type="float" office:value="70193840">
            <text:p>70193840</text:p>
          </table:table-cell>
          <table:table-cell office:value-type="float" office:value="2246184354">
            <text:p>2246184354</text:p>
          </table:table-cell>
          <table:table-cell office:value-type="float" office:value="0">
            <text:p>0</text:p>
          </table:table-cell>
          <table:table-cell office:value-type="float" office:value="1497456236">
            <text:p>1497456236</text:p>
          </table:table-cell>
          <table:table-cell office:value-type="float" office:value="0">
            <text:p>0</text:p>
          </table:table-cell>
          <table:table-cell office:value-type="float" office:value="1497456236">
            <text:p>1497456236</text:p>
          </table:table-cell>
          <table:table-cell office:value-type="float" office:value="197401412">
            <text:p>197401412</text:p>
          </table:table-cell>
          <table:table-cell office:value-type="float" office:value="748728118">
            <text:p>748728118</text:p>
          </table:table-cell>
          <table:table-cell office:value-type="float" office:value="91436425">
            <text:p>91436425</text:p>
          </table:table-cell>
          <table:table-cell office:value-type="float" office:value="2994912472">
            <text:p>2994912472</text:p>
          </table:table-cell>
          <table:table-cell office:value-type="float" office:value="197401412">
            <text:p>19740141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3360749115">
            <text:p>3360749115</text:p>
          </table:table-cell>
          <table:table-cell office:value-type="float" office:value="471104195">
            <text:p>471104195</text:p>
          </table:table-cell>
          <table:table-cell office:value-type="float" office:value="357959484">
            <text:p>357959484</text:p>
          </table:table-cell>
          <table:table-cell office:value-type="float" office:value="4760552468">
            <text:p>476055246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64526">
            <text:p>64526</text:p>
          </table:table-cell>
          <table:table-cell table:number-columns-repeated="14" office:value-type="float" office:value="688154560">
            <text:p>688154560</text:p>
          </table:table-cell>
          <table:table-cell office:value-type="float" office:value="257982">
            <text:p>257982</text:p>
          </table:table-cell>
          <table:table-cell table:number-columns-repeated="4" office:value-type="float" office:value="0">
            <text:p>0</text:p>
          </table:table-cell>
          <table:table-cell office:value-type="float" office:value="254976">
            <text:p>254976</text:p>
          </table:table-cell>
          <table:table-cell office:value-type="float" office:value="4820">
            <text:p>4820</text:p>
          </table:table-cell>
          <table:table-cell office:value-type="float" office:value="293174">
            <text:p>293174</text:p>
          </table:table-cell>
          <table:table-cell office:value-type="float" office:value="65309">
            <text:p>65309</text:p>
          </table:table-cell>
          <table:table-cell table:number-columns-repeated="2" office:value-type="float" office:value="0">
            <text:p>0</text:p>
          </table:table-cell>
          <table:table-cell office:value-type="float" office:value="239088576">
            <text:p>239088576</text:p>
          </table:table-cell>
          <table:table-cell office:value-type="float" office:value="465766632">
            <text:p>465766632</text:p>
          </table:table-cell>
          <table:table-cell table:number-columns-repeated="4" office:value-type="float" office:value="0">
            <text:p>0</text:p>
          </table:table-cell>
          <table:table-cell office:value-type="float" office:value="471104195">
            <text:p>471104195</text:p>
          </table:table-cell>
          <table:table-cell office:value-type="float" office:value="0">
            <text:p>0</text:p>
          </table:table-cell>
          <table:table-cell office:value-type="float" office:value="471104195">
            <text:p>471104195</text:p>
          </table:table-cell>
          <table:table-cell office:value-type="float" office:value="74471429">
            <text:p>74471429</text:p>
          </table:table-cell>
          <table:table-cell office:value-type="float" office:value="2383035745">
            <text:p>2383035745</text:p>
          </table:table-cell>
          <table:table-cell office:value-type="float" office:value="0">
            <text:p>0</text:p>
          </table:table-cell>
          <table:table-cell office:value-type="float" office:value="1588690497">
            <text:p>1588690497</text:p>
          </table:table-cell>
          <table:table-cell office:value-type="float" office:value="0">
            <text:p>0</text:p>
          </table:table-cell>
          <table:table-cell office:value-type="float" office:value="1588690497">
            <text:p>1588690497</text:p>
          </table:table-cell>
          <table:table-cell office:value-type="float" office:value="471104195">
            <text:p>471104195</text:p>
          </table:table-cell>
          <table:table-cell office:value-type="float" office:value="794345248">
            <text:p>794345248</text:p>
          </table:table-cell>
          <table:table-cell office:value-type="float" office:value="457781418">
            <text:p>457781418</text:p>
          </table:table-cell>
          <table:table-cell office:value-type="float" office:value="3177380994">
            <text:p>3177380994</text:p>
          </table:table-cell>
          <table:table-cell office:value-type="float" office:value="471104195">
            <text:p>47110419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3419514293">
            <text:p>3419514293</text:p>
          </table:table-cell>
          <table:table-cell office:value-type="float" office:value="677724445">
            <text:p>677724445</text:p>
          </table:table-cell>
          <table:table-cell office:value-type="float" office:value="933250728">
            <text:p>933250728</text:p>
          </table:table-cell>
          <table:table-cell office:value-type="float" office:value="4967002379">
            <text:p>496700237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715623820">
            <text:p>71562382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36221440">
            <text:p>436221440</text:p>
          </table:table-cell>
          <table:table-cell office:value-type="float" office:value="672653356">
            <text:p>672653356</text:p>
          </table:table-cell>
          <table:table-cell table:number-columns-repeated="4" office:value-type="float" office:value="0">
            <text:p>0</text:p>
          </table:table-cell>
          <table:table-cell office:value-type="float" office:value="677724445">
            <text:p>677724445</text:p>
          </table:table-cell>
          <table:table-cell office:value-type="float" office:value="0">
            <text:p>0</text:p>
          </table:table-cell>
          <table:table-cell office:value-type="float" office:value="677724445">
            <text:p>677724445</text:p>
          </table:table-cell>
          <table:table-cell office:value-type="float" office:value="77699614">
            <text:p>77699614</text:p>
          </table:table-cell>
          <table:table-cell office:value-type="float" office:value="2486345871">
            <text:p>2486345871</text:p>
          </table:table-cell>
          <table:table-cell office:value-type="float" office:value="0">
            <text:p>0</text:p>
          </table:table-cell>
          <table:table-cell office:value-type="float" office:value="1657563914">
            <text:p>1657563914</text:p>
          </table:table-cell>
          <table:table-cell office:value-type="float" office:value="0">
            <text:p>0</text:p>
          </table:table-cell>
          <table:table-cell office:value-type="float" office:value="1657563914">
            <text:p>1657563914</text:p>
          </table:table-cell>
          <table:table-cell office:value-type="float" office:value="677724445">
            <text:p>677724445</text:p>
          </table:table-cell>
          <table:table-cell office:value-type="float" office:value="828781957">
            <text:p>828781957</text:p>
          </table:table-cell>
          <table:table-cell office:value-type="float" office:value="664278470">
            <text:p>664278470</text:p>
          </table:table-cell>
          <table:table-cell office:value-type="float" office:value="3315127827">
            <text:p>3315127827</text:p>
          </table:table-cell>
          <table:table-cell office:value-type="float" office:value="677724445">
            <text:p>67772444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3479921116">
            <text:p>3479921116</text:p>
          </table:table-cell>
          <table:table-cell office:value-type="float" office:value="819452715">
            <text:p>819452715</text:p>
          </table:table-cell>
          <table:table-cell office:value-type="float" office:value="1325080000">
            <text:p>1325080000</text:p>
          </table:table-cell>
          <table:table-cell office:value-type="float" office:value="5108814693">
            <text:p>5108814693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87035">
            <text:p>87035</text:p>
          </table:table-cell>
          <table:table-cell table:number-columns-repeated="14" office:value-type="float" office:value="750400948">
            <text:p>750400948</text:p>
          </table:table-cell>
          <table:table-cell office:value-type="float" office:value="355942">
            <text:p>355942</text:p>
          </table:table-cell>
          <table:table-cell table:number-columns-repeated="4" office:value-type="float" office:value="0">
            <text:p>0</text:p>
          </table:table-cell>
          <table:table-cell office:value-type="float" office:value="334929">
            <text:p>334929</text:p>
          </table:table-cell>
          <table:table-cell office:value-type="float" office:value="27083">
            <text:p>27083</text:p>
          </table:table-cell>
          <table:table-cell office:value-type="float" office:value="477283">
            <text:p>477283</text:p>
          </table:table-cell>
          <table:table-cell office:value-type="float" office:value="82811">
            <text:p>82811</text:p>
          </table:table-cell>
          <table:table-cell table:number-columns-repeated="2" office:value-type="float" office:value="0">
            <text:p>0</text:p>
          </table:table-cell>
          <table:table-cell office:value-type="float" office:value="633354304">
            <text:p>633354304</text:p>
          </table:table-cell>
          <table:table-cell office:value-type="float" office:value="835591992">
            <text:p>835591992</text:p>
          </table:table-cell>
          <table:table-cell table:number-columns-repeated="4" office:value-type="float" office:value="0">
            <text:p>0</text:p>
          </table:table-cell>
          <table:table-cell office:value-type="float" office:value="819452715">
            <text:p>819452715</text:p>
          </table:table-cell>
          <table:table-cell office:value-type="float" office:value="0">
            <text:p>0</text:p>
          </table:table-cell>
          <table:table-cell office:value-type="float" office:value="819452715">
            <text:p>819452715</text:p>
          </table:table-cell>
          <table:table-cell office:value-type="float" office:value="79914504">
            <text:p>79914504</text:p>
          </table:table-cell>
          <table:table-cell office:value-type="float" office:value="2557210006">
            <text:p>2557210006</text:p>
          </table:table-cell>
          <table:table-cell office:value-type="float" office:value="0">
            <text:p>0</text:p>
          </table:table-cell>
          <table:table-cell office:value-type="float" office:value="1704806670">
            <text:p>1704806670</text:p>
          </table:table-cell>
          <table:table-cell office:value-type="float" office:value="0">
            <text:p>0</text:p>
          </table:table-cell>
          <table:table-cell office:value-type="float" office:value="1704806670">
            <text:p>1704806670</text:p>
          </table:table-cell>
          <table:table-cell office:value-type="float" office:value="819452715">
            <text:p>819452715</text:p>
          </table:table-cell>
          <table:table-cell office:value-type="float" office:value="852403335">
            <text:p>852403335</text:p>
          </table:table-cell>
          <table:table-cell office:value-type="float" office:value="805378902">
            <text:p>805378902</text:p>
          </table:table-cell>
          <table:table-cell office:value-type="float" office:value="3409613341">
            <text:p>3409613341</text:p>
          </table:table-cell>
          <table:table-cell office:value-type="float" office:value="819452715">
            <text:p>819452715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3541019380">
            <text:p>3541019380</text:p>
          </table:table-cell>
          <table:table-cell office:value-type="float" office:value="871662286">
            <text:p>871662286</text:p>
          </table:table-cell>
          <table:table-cell office:value-type="float" office:value="1471626753">
            <text:p>1471626753</text:p>
          </table:table-cell>
          <table:table-cell office:value-type="float" office:value="5160841201">
            <text:p>516084120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775414271">
            <text:p>77541427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830487168">
            <text:p>830487168</text:p>
          </table:table-cell>
          <table:table-cell office:value-type="float" office:value="866092296">
            <text:p>866092296</text:p>
          </table:table-cell>
          <table:table-cell table:number-columns-repeated="4" office:value-type="float" office:value="0">
            <text:p>0</text:p>
          </table:table-cell>
          <table:table-cell office:value-type="float" office:value="871662286">
            <text:p>871662286</text:p>
          </table:table-cell>
          <table:table-cell office:value-type="float" office:value="0">
            <text:p>0</text:p>
          </table:table-cell>
          <table:table-cell office:value-type="float" office:value="871662286">
            <text:p>871662286</text:p>
          </table:table-cell>
          <table:table-cell office:value-type="float" office:value="80729899">
            <text:p>80729899</text:p>
          </table:table-cell>
          <table:table-cell office:value-type="float" office:value="2583314791">
            <text:p>2583314791</text:p>
          </table:table-cell>
          <table:table-cell office:value-type="float" office:value="0">
            <text:p>0</text:p>
          </table:table-cell>
          <table:table-cell office:value-type="float" office:value="1722209860">
            <text:p>1722209860</text:p>
          </table:table-cell>
          <table:table-cell office:value-type="float" office:value="0">
            <text:p>0</text:p>
          </table:table-cell>
          <table:table-cell office:value-type="float" office:value="1722209860">
            <text:p>1722209860</text:p>
          </table:table-cell>
          <table:table-cell office:value-type="float" office:value="871662286">
            <text:p>871662286</text:p>
          </table:table-cell>
          <table:table-cell office:value-type="float" office:value="861104930">
            <text:p>861104930</text:p>
          </table:table-cell>
          <table:table-cell office:value-type="float" office:value="860400248">
            <text:p>860400248</text:p>
          </table:table-cell>
          <table:table-cell office:value-type="float" office:value="3444419722">
            <text:p>3444419722</text:p>
          </table:table-cell>
          <table:table-cell office:value-type="float" office:value="871662286">
            <text:p>871662286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3601749960">
            <text:p>3601749960</text:p>
          </table:table-cell>
          <table:table-cell office:value-type="float" office:value="849786237">
            <text:p>849786237</text:p>
          </table:table-cell>
          <table:table-cell office:value-type="float" office:value="1408759066">
            <text:p>1408759066</text:p>
          </table:table-cell>
          <table:table-cell office:value-type="float" office:value="5139179653">
            <text:p>513917965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4525">
            <text:p>64525</text:p>
          </table:table-cell>
          <table:table-cell table:number-columns-repeated="14" office:value-type="float" office:value="804116439">
            <text:p>804116439</text:p>
          </table:table-cell>
          <table:table-cell office:value-type="float" office:value="257981">
            <text:p>257981</text:p>
          </table:table-cell>
          <table:table-cell table:number-columns-repeated="4" office:value-type="float" office:value="0">
            <text:p>0</text:p>
          </table:table-cell>
          <table:table-cell office:value-type="float" office:value="254975">
            <text:p>254975</text:p>
          </table:table-cell>
          <table:table-cell office:value-type="float" office:value="4820">
            <text:p>4820</text:p>
          </table:table-cell>
          <table:table-cell office:value-type="float" office:value="293174">
            <text:p>293174</text:p>
          </table:table-cell>
          <table:table-cell office:value-type="float" office:value="65299">
            <text:p>65299</text:p>
          </table:table-cell>
          <table:table-cell table:number-columns-repeated="2" office:value-type="float" office:value="0">
            <text:p>0</text:p>
          </table:table-cell>
          <table:table-cell office:value-type="float" office:value="1027620032">
            <text:p>1027620032</text:p>
          </table:table-cell>
          <table:table-cell office:value-type="float" office:value="844376000">
            <text:p>844376000</text:p>
          </table:table-cell>
          <table:table-cell table:number-columns-repeated="4" office:value-type="float" office:value="0">
            <text:p>0</text:p>
          </table:table-cell>
          <table:table-cell office:value-type="float" office:value="849786237">
            <text:p>849786237</text:p>
          </table:table-cell>
          <table:table-cell office:value-type="float" office:value="0">
            <text:p>0</text:p>
          </table:table-cell>
          <table:table-cell office:value-type="float" office:value="849786237">
            <text:p>849786237</text:p>
          </table:table-cell>
          <table:table-cell office:value-type="float" office:value="80388079">
            <text:p>80388079</text:p>
          </table:table-cell>
          <table:table-cell office:value-type="float" office:value="2572376766">
            <text:p>2572376766</text:p>
          </table:table-cell>
          <table:table-cell office:value-type="float" office:value="0">
            <text:p>0</text:p>
          </table:table-cell>
          <table:table-cell office:value-type="float" office:value="1714917844">
            <text:p>1714917844</text:p>
          </table:table-cell>
          <table:table-cell office:value-type="float" office:value="0">
            <text:p>0</text:p>
          </table:table-cell>
          <table:table-cell office:value-type="float" office:value="1714917844">
            <text:p>1714917844</text:p>
          </table:table-cell>
          <table:table-cell office:value-type="float" office:value="849786237">
            <text:p>849786237</text:p>
          </table:table-cell>
          <table:table-cell office:value-type="float" office:value="857458922">
            <text:p>857458922</text:p>
          </table:table-cell>
          <table:table-cell office:value-type="float" office:value="838813559">
            <text:p>838813559</text:p>
          </table:table-cell>
          <table:table-cell office:value-type="float" office:value="3429835688">
            <text:p>3429835688</text:p>
          </table:table-cell>
          <table:table-cell office:value-type="float" office:value="849786237">
            <text:p>849786237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3668967653">
            <text:p>3668967653</text:p>
          </table:table-cell>
          <table:table-cell office:value-type="float" office:value="1400273979">
            <text:p>1400273979</text:p>
          </table:table-cell>
          <table:table-cell office:value-type="float" office:value="2939977076">
            <text:p>2939977076</text:p>
          </table:table-cell>
          <table:table-cell office:value-type="float" office:value="5561823708">
            <text:p>556182370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65923">
            <text:p>65923</text:p>
          </table:table-cell>
          <table:table-cell table:number-columns-repeated="14" office:value-type="float" office:value="837437894">
            <text:p>837437894</text:p>
          </table:table-cell>
          <table:table-cell office:value-type="float" office:value="263566">
            <text:p>263566</text:p>
          </table:table-cell>
          <table:table-cell table:number-columns-repeated="4" office:value-type="float" office:value="0">
            <text:p>0</text:p>
          </table:table-cell>
          <table:table-cell office:value-type="float" office:value="261154">
            <text:p>261154</text:p>
          </table:table-cell>
          <table:table-cell office:value-type="float" office:value="4745">
            <text:p>4745</text:p>
          </table:table-cell>
          <table:table-cell office:value-type="float" office:value="298760">
            <text:p>298760</text:p>
          </table:table-cell>
          <table:table-cell office:value-type="float" office:value="66847">
            <text:p>66847</text:p>
          </table:table-cell>
          <table:table-cell table:number-columns-repeated="2" office:value-type="float" office:value="0">
            <text:p>0</text:p>
          </table:table-cell>
          <table:table-cell office:value-type="float" office:value="1224752896">
            <text:p>1224752896</text:p>
          </table:table-cell>
          <table:table-cell office:value-type="float" office:value="1267024852">
            <text:p>1267024852</text:p>
          </table:table-cell>
          <table:table-cell table:number-columns-repeated="4" office:value-type="float" office:value="0">
            <text:p>0</text:p>
          </table:table-cell>
          <table:table-cell office:value-type="float" office:value="1400273979">
            <text:p>1400273979</text:p>
          </table:table-cell>
          <table:table-cell office:value-type="float" office:value="0">
            <text:p>0</text:p>
          </table:table-cell>
          <table:table-cell office:value-type="float" office:value="1400273979">
            <text:p>1400273979</text:p>
          </table:table-cell>
          <table:table-cell office:value-type="float" office:value="88989359">
            <text:p>88989359</text:p>
          </table:table-cell>
          <table:table-cell office:value-type="float" office:value="2847620637">
            <text:p>2847620637</text:p>
          </table:table-cell>
          <table:table-cell office:value-type="float" office:value="0">
            <text:p>0</text:p>
          </table:table-cell>
          <table:table-cell office:value-type="float" office:value="1898413758">
            <text:p>1898413758</text:p>
          </table:table-cell>
          <table:table-cell office:value-type="float" office:value="282215793">
            <text:p>282215793</text:p>
          </table:table-cell>
          <table:table-cell office:value-type="float" office:value="1898413758">
            <text:p>1898413758</text:p>
          </table:table-cell>
          <table:table-cell office:value-type="float" office:value="1400273979">
            <text:p>1400273979</text:p>
          </table:table-cell>
          <table:table-cell office:value-type="float" office:value="949206879">
            <text:p>949206879</text:p>
          </table:table-cell>
          <table:table-cell office:value-type="float" office:value="754795294">
            <text:p>754795294</text:p>
          </table:table-cell>
          <table:table-cell office:value-type="float" office:value="3796827516">
            <text:p>3796827516</text:p>
          </table:table-cell>
          <table:table-cell office:value-type="float" office:value="1400273979">
            <text:p>1400273979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3742295495">
            <text:p>3742295495</text:p>
          </table:table-cell>
          <table:table-cell office:value-type="float" office:value="1207942149">
            <text:p>1207942149</text:p>
          </table:table-cell>
          <table:table-cell office:value-type="float" office:value="2410331917">
            <text:p>2410331917</text:p>
          </table:table-cell>
          <table:table-cell office:value-type="float" office:value="5493051450">
            <text:p>549305145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9536">
            <text:p>9536</text:p>
          </table:table-cell>
          <table:table-cell table:number-columns-repeated="14" office:value-type="float" office:value="864401257">
            <text:p>864401257</text:p>
          </table:table-cell>
          <table:table-cell office:value-type="float" office:value="45951">
            <text:p>45951</text:p>
          </table:table-cell>
          <table:table-cell table:number-columns-repeated="4" office:value-type="float" office:value="0">
            <text:p>0</text:p>
          </table:table-cell>
          <table:table-cell office:value-type="float" office:value="31832">
            <text:p>31832</text:p>
          </table:table-cell>
          <table:table-cell office:value-type="float" office:value="13545">
            <text:p>13545</text:p>
          </table:table-cell>
          <table:table-cell office:value-type="float" office:value="28670">
            <text:p>28670</text:p>
          </table:table-cell>
          <table:table-cell office:value-type="float" office:value="4645">
            <text:p>4645</text:p>
          </table:table-cell>
          <table:table-cell table:number-columns-repeated="2" office:value-type="float" office:value="0">
            <text:p>0</text:p>
          </table:table-cell>
          <table:table-cell office:value-type="float" office:value="1421885760">
            <text:p>1421885760</text:p>
          </table:table-cell>
          <table:table-cell office:value-type="float" office:value="1232613872">
            <text:p>1232613872</text:p>
          </table:table-cell>
          <table:table-cell table:number-columns-repeated="4" office:value-type="float" office:value="0">
            <text:p>0</text:p>
          </table:table-cell>
          <table:table-cell office:value-type="float" office:value="1207942149">
            <text:p>1207942149</text:p>
          </table:table-cell>
          <table:table-cell office:value-type="float" office:value="0">
            <text:p>0</text:p>
          </table:table-cell>
          <table:table-cell office:value-type="float" office:value="1207942149">
            <text:p>1207942149</text:p>
          </table:table-cell>
          <table:table-cell office:value-type="float" office:value="85984527">
            <text:p>85984527</text:p>
          </table:table-cell>
          <table:table-cell office:value-type="float" office:value="2751454722">
            <text:p>2751454722</text:p>
          </table:table-cell>
          <table:table-cell office:value-type="float" office:value="0">
            <text:p>0</text:p>
          </table:table-cell>
          <table:table-cell office:value-type="float" office:value="1834303148">
            <text:p>1834303148</text:p>
          </table:table-cell>
          <table:table-cell office:value-type="float" office:value="284036263">
            <text:p>284036263</text:p>
          </table:table-cell>
          <table:table-cell office:value-type="float" office:value="1834303149">
            <text:p>1834303149</text:p>
          </table:table-cell>
          <table:table-cell office:value-type="float" office:value="1207942149">
            <text:p>1207942149</text:p>
          </table:table-cell>
          <table:table-cell office:value-type="float" office:value="917151574">
            <text:p>917151574</text:p>
          </table:table-cell>
          <table:table-cell office:value-type="float" office:value="628760518">
            <text:p>628760518</text:p>
          </table:table-cell>
          <table:table-cell office:value-type="float" office:value="3668606297">
            <text:p>3668606297</text:p>
          </table:table-cell>
          <table:table-cell office:value-type="float" office:value="1207942149">
            <text:p>1207942149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3819868231">
            <text:p>3819868231</text:p>
          </table:table-cell>
          <table:table-cell office:value-type="float" office:value="1312702219">
            <text:p>1312702219</text:p>
          </table:table-cell>
          <table:table-cell office:value-type="float" office:value="2700067084">
            <text:p>2700067084</text:p>
          </table:table-cell>
          <table:table-cell office:value-type="float" office:value="5602178844">
            <text:p>560217884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64526">
            <text:p>64526</text:p>
          </table:table-cell>
          <table:table-cell table:number-columns-repeated="14" office:value-type="float" office:value="893233033">
            <text:p>893233033</text:p>
          </table:table-cell>
          <table:table-cell office:value-type="float" office:value="257982">
            <text:p>257982</text:p>
          </table:table-cell>
          <table:table-cell table:number-columns-repeated="4" office:value-type="float" office:value="0">
            <text:p>0</text:p>
          </table:table-cell>
          <table:table-cell office:value-type="float" office:value="254976">
            <text:p>254976</text:p>
          </table:table-cell>
          <table:table-cell office:value-type="float" office:value="4820">
            <text:p>4820</text:p>
          </table:table-cell>
          <table:table-cell office:value-type="float" office:value="293174">
            <text:p>293174</text:p>
          </table:table-cell>
          <table:table-cell office:value-type="float" office:value="65283">
            <text:p>65283</text:p>
          </table:table-cell>
          <table:table-cell table:number-columns-repeated="2" office:value-type="float" office:value="0">
            <text:p>0</text:p>
          </table:table-cell>
          <table:table-cell office:value-type="float" office:value="1619018624">
            <text:p>1619018624</text:p>
          </table:table-cell>
          <table:table-cell office:value-type="float" office:value="1307391216">
            <text:p>1307391216</text:p>
          </table:table-cell>
          <table:table-cell table:number-columns-repeated="4" office:value-type="float" office:value="0">
            <text:p>0</text:p>
          </table:table-cell>
          <table:table-cell office:value-type="float" office:value="1312702219">
            <text:p>1312702219</text:p>
          </table:table-cell>
          <table:table-cell office:value-type="float" office:value="0">
            <text:p>0</text:p>
          </table:table-cell>
          <table:table-cell office:value-type="float" office:value="1312702219">
            <text:p>1312702219</text:p>
          </table:table-cell>
          <table:table-cell office:value-type="float" office:value="87620665">
            <text:p>87620665</text:p>
          </table:table-cell>
          <table:table-cell office:value-type="float" office:value="2803834758">
            <text:p>2803834758</text:p>
          </table:table-cell>
          <table:table-cell office:value-type="float" office:value="0">
            <text:p>0</text:p>
          </table:table-cell>
          <table:table-cell office:value-type="float" office:value="1869223171">
            <text:p>1869223171</text:p>
          </table:table-cell>
          <table:table-cell office:value-type="float" office:value="280286219">
            <text:p>280286219</text:p>
          </table:table-cell>
          <table:table-cell office:value-type="float" office:value="1869223172">
            <text:p>1869223172</text:p>
          </table:table-cell>
          <table:table-cell office:value-type="float" office:value="1312702219">
            <text:p>1312702219</text:p>
          </table:table-cell>
          <table:table-cell office:value-type="float" office:value="934611585">
            <text:p>934611585</text:p>
          </table:table-cell>
          <table:table-cell office:value-type="float" office:value="1301970455">
            <text:p>1301970455</text:p>
          </table:table-cell>
          <table:table-cell office:value-type="float" office:value="3738446343">
            <text:p>3738446343</text:p>
          </table:table-cell>
          <table:table-cell office:value-type="float" office:value="1312702219">
            <text:p>1312702219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3901251426">
            <text:p>3901251426</text:p>
          </table:table-cell>
          <table:table-cell office:value-type="float" office:value="1585621202">
            <text:p>1585621202</text:p>
          </table:table-cell>
          <table:table-cell office:value-type="float" office:value="3457024492">
            <text:p>3457024492</text:p>
          </table:table-cell>
          <table:table-cell office:value-type="float" office:value="5537185814">
            <text:p>55371858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922708406">
            <text:p>92270840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816151488">
            <text:p>1816151488</text:p>
          </table:table-cell>
          <table:table-cell office:value-type="float" office:value="1161765264">
            <text:p>1161765264</text:p>
          </table:table-cell>
          <table:table-cell table:number-columns-repeated="4" office:value-type="float" office:value="0">
            <text:p>0</text:p>
          </table:table-cell>
          <table:table-cell office:value-type="float" office:value="1585621202">
            <text:p>1585621202</text:p>
          </table:table-cell>
          <table:table-cell office:value-type="float" office:value="0">
            <text:p>0</text:p>
          </table:table-cell>
          <table:table-cell office:value-type="float" office:value="1585621202">
            <text:p>1585621202</text:p>
          </table:table-cell>
          <table:table-cell office:value-type="float" office:value="91884829">
            <text:p>91884829</text:p>
          </table:table-cell>
          <table:table-cell office:value-type="float" office:value="2940294249">
            <text:p>2940294249</text:p>
          </table:table-cell>
          <table:table-cell office:value-type="float" office:value="0">
            <text:p>0</text:p>
          </table:table-cell>
          <table:table-cell office:value-type="float" office:value="1960196166">
            <text:p>1960196166</text:p>
          </table:table-cell>
          <table:table-cell office:value-type="float" office:value="282384335">
            <text:p>282384335</text:p>
          </table:table-cell>
          <table:table-cell office:value-type="float" office:value="1960196166">
            <text:p>1960196166</text:p>
          </table:table-cell>
          <table:table-cell office:value-type="float" office:value="1585621202">
            <text:p>1585621202</text:p>
          </table:table-cell>
          <table:table-cell office:value-type="float" office:value="980098083">
            <text:p>980098083</text:p>
          </table:table-cell>
          <table:table-cell office:value-type="float" office:value="835039748">
            <text:p>835039748</text:p>
          </table:table-cell>
          <table:table-cell office:value-type="float" office:value="3920392332">
            <text:p>3920392332</text:p>
          </table:table-cell>
          <table:table-cell office:value-type="float" office:value="1585621202">
            <text:p>1585621202</text:p>
          </table:table-cell>
          <table:table-cell table:number-columns-repeated="966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835288427">
            <text:p>1835288427</text:p>
          </table:table-cell>
          <table:table-cell office:value-type="float" office:value="1180994339">
            <text:p>1180994339</text:p>
          </table:table-cell>
          <table:table-cell office:value-type="float" office:value="2334764239">
            <text:p>2334764239</text:p>
          </table:table-cell>
          <table:table-cell office:value-type="float" office:value="5464754813">
            <text:p>54647548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953561338">
            <text:p>95356133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013284352">
            <text:p>2013284352</text:p>
          </table:table-cell>
          <table:table-cell table:number-columns-repeated="5" office:value-type="float" office:value="0">
            <text:p>0</text:p>
          </table:table-cell>
          <table:table-cell office:value-type="float" office:value="1180994339">
            <text:p>1180994339</text:p>
          </table:table-cell>
          <table:table-cell office:value-type="float" office:value="0">
            <text:p>0</text:p>
          </table:table-cell>
          <table:table-cell office:value-type="float" office:value="1180994339">
            <text:p>1180994339</text:p>
          </table:table-cell>
          <table:table-cell office:value-type="float" office:value="85563035">
            <text:p>85563035</text:p>
          </table:table-cell>
          <table:table-cell office:value-type="float" office:value="2737980818">
            <text:p>2737980818</text:p>
          </table:table-cell>
          <table:table-cell office:value-type="float" office:value="0">
            <text:p>0</text:p>
          </table:table-cell>
          <table:table-cell office:value-type="float" office:value="1825320545">
            <text:p>1825320545</text:p>
          </table:table-cell>
          <table:table-cell office:value-type="float" office:value="649561537">
            <text:p>649561537</text:p>
          </table:table-cell>
          <table:table-cell office:value-type="float" office:value="1825320545">
            <text:p>1825320545</text:p>
          </table:table-cell>
          <table:table-cell office:value-type="float" office:value="1180994339">
            <text:p>1180994339</text:p>
          </table:table-cell>
          <table:table-cell office:value-type="float" office:value="912660272">
            <text:p>912660272</text:p>
          </table:table-cell>
          <table:table-cell office:value-type="float" office:value="1171111164">
            <text:p>1171111164</text:p>
          </table:table-cell>
          <table:table-cell office:value-type="float" office:value="3650641090">
            <text:p>3650641090</text:p>
          </table:table-cell>
          <table:table-cell office:value-type="float" office:value="1180994339">
            <text:p>1180994339</text:p>
          </table:table-cell>
          <table:table-cell table:number-columns-repeated="966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9" table:default-cell-style-name="ce4"/>
        <table:table-column table:style-name="co20" table:default-cell-style-name="ce4"/>
        <table:table-column table:style-name="co13" table:number-columns-repeated="959" table:default-cell-style-name="Default"/>
        <table:table-row table:style-name="ro3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Total threads</text:p>
          </table:table-cell>
          <table:table-cell table:style-name="ce1" office:value-type="string">
            <text:p># iter</text:p>
          </table:table-cell>
          <table:table-cell table:style-name="ce1" office:value-type="string">
            <text:p># Intructions</text:p>
          </table:table-cell>
          <table:table-cell table:style-name="ce2" office:value-type="string">
            <text:p>Data size in bytes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IPC/EU</text:p>
          </table:table-cell>
          <table:table-cell table:style-name="ce3" office:value-type="string">
            <text:p>Bandwidth/EU (bytes/cy)</text:p>
          </table:table-cell>
          <table:table-cell table:style-name="ce3" office:value-type="string">
            <text:p>Bandwith total (bytes/cy)</text:p>
          </table:table-cell>
          <table:table-cell table:style-name="ce1" table:number-columns-repeated="959"/>
        </table:table-row>
        <table:table-row table:style-name="ro2">
          <table:table-cell office:value-type="string">
            <text:p>scalar_sp_add_shm_kernel</text:p>
          </table:table-cell>
          <table:table-cell table:number-columns-repeated="2" office:value-type="float" office:value="1">
            <text:p>1</text:p>
          </table:table-cell>
          <table:table-cell table:formula="of:=[.C2]*[.B2]" office:value-type="float" office:value="1">
            <text:p>1</text:p>
          </table:table-cell>
          <table:table-cell table:formula="of:=256*1024" office:value-type="float" office:value="262144">
            <text:p>262144</text:p>
          </table:table-cell>
          <table:table-cell table:formula="of:=1*[.E2]" office:value-type="float" office:value="262144">
            <text:p>262144</text:p>
          </table:table-cell>
          <table:table-cell table:formula="of:=IF( ISNUMBER( SEARCH(&quot;scalar&quot;;[.A2]));1;IF( ISNUMBER( SEARCH(&quot;vect2&quot;;[.A2]));2;IF( ISNUMBER( SEARCH(&quot;vect4&quot;;[.A2]));4;IF( ISNUMBER( SEARCH(&quot;vect8&quot;;[.A2]));8;IF( ISNUMBER( SEARCH(&quot;vect16&quot;;[.A2]));16;0)))))" office:value-type="float" office:value="1">
            <text:p>1</text:p>
          </table:table-cell>
          <table:table-cell table:formula="of:=[counters.N2]" office:value-type="float" office:value="2666586">
            <text:p>2666586</text:p>
          </table:table-cell>
          <table:table-cell table:formula="of:=[.F2]/[.H2]" office:value-type="float" office:value="0.098306973785957">
            <text:p>0,0983069738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]*[.B3]" office:value-type="float" office:value="2">
            <text:p>2</text:p>
          </table:table-cell>
          <table:table-cell table:formula="of:=256*1024" office:value-type="float" office:value="262144">
            <text:p>262144</text:p>
          </table:table-cell>
          <table:table-cell table:formula="of:=1*[.E3]" office:value-type="float" office:value="262144">
            <text:p>262144</text:p>
          </table:table-cell>
          <table:table-cell table:formula="of:=IF( ISNUMBER( SEARCH(&quot;scalar&quot;;[.A3]));1;IF( ISNUMBER( SEARCH(&quot;vect2&quot;;[.A3]));2;IF( ISNUMBER( SEARCH(&quot;vect4&quot;;[.A3]));4;IF( ISNUMBER( SEARCH(&quot;vect8&quot;;[.A3]));8;IF( ISNUMBER( SEARCH(&quot;vect16&quot;;[.A3]));16;0)))))" office:value-type="float" office:value="1">
            <text:p>1</text:p>
          </table:table-cell>
          <table:table-cell table:formula="of:=[counters.N3]" office:value-type="float" office:value="2666586">
            <text:p>2666586</text:p>
          </table:table-cell>
          <table:table-cell table:formula="of:=[.F3]/[.H3]" office:value-type="float" office:value="0.098306973785957">
            <text:p>0,0983069738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4]*[.B4]" office:value-type="float" office:value="4">
            <text:p>4</text:p>
          </table:table-cell>
          <table:table-cell table:formula="of:=256*1024" office:value-type="float" office:value="262144">
            <text:p>262144</text:p>
          </table:table-cell>
          <table:table-cell table:formula="of:=1*[.E4]" office:value-type="float" office:value="262144">
            <text:p>262144</text:p>
          </table:table-cell>
          <table:table-cell table:formula="of:=IF( ISNUMBER( SEARCH(&quot;scalar&quot;;[.A4]));1;IF( ISNUMBER( SEARCH(&quot;vect2&quot;;[.A4]));2;IF( ISNUMBER( SEARCH(&quot;vect4&quot;;[.A4]));4;IF( ISNUMBER( SEARCH(&quot;vect8&quot;;[.A4]));8;IF( ISNUMBER( SEARCH(&quot;vect16&quot;;[.A4]));16;0)))))" office:value-type="float" office:value="1">
            <text:p>1</text:p>
          </table:table-cell>
          <table:table-cell table:formula="of:=[counters.N4]" office:value-type="float" office:value="2666586">
            <text:p>2666586</text:p>
          </table:table-cell>
          <table:table-cell table:formula="of:=[.F4]/[.H4]" office:value-type="float" office:value="0.098306973785957">
            <text:p>0,0983069738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5]*[.B5]" office:value-type="float" office:value="8">
            <text:p>8</text:p>
          </table:table-cell>
          <table:table-cell table:formula="of:=256*1024" office:value-type="float" office:value="262144">
            <text:p>262144</text:p>
          </table:table-cell>
          <table:table-cell table:formula="of:=1*[.E5]" office:value-type="float" office:value="262144">
            <text:p>262144</text:p>
          </table:table-cell>
          <table:table-cell table:formula="of:=IF( ISNUMBER( SEARCH(&quot;scalar&quot;;[.A5]));1;IF( ISNUMBER( SEARCH(&quot;vect2&quot;;[.A5]));2;IF( ISNUMBER( SEARCH(&quot;vect4&quot;;[.A5]));4;IF( ISNUMBER( SEARCH(&quot;vect8&quot;;[.A5]));8;IF( ISNUMBER( SEARCH(&quot;vect16&quot;;[.A5]));16;0)))))" office:value-type="float" office:value="1">
            <text:p>1</text:p>
          </table:table-cell>
          <table:table-cell table:formula="of:=[counters.N5]" office:value-type="float" office:value="2666586">
            <text:p>2666586</text:p>
          </table:table-cell>
          <table:table-cell table:formula="of:=[.F5]/[.H5]" office:value-type="float" office:value="0.098306973785957">
            <text:p>0,0983069738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C6]*[.B6]" office:value-type="float" office:value="16">
            <text:p>16</text:p>
          </table:table-cell>
          <table:table-cell table:formula="of:=256*1024" office:value-type="float" office:value="262144">
            <text:p>262144</text:p>
          </table:table-cell>
          <table:table-cell table:formula="of:=1*[.E6]" office:value-type="float" office:value="262144">
            <text:p>262144</text:p>
          </table:table-cell>
          <table:table-cell table:formula="of:=IF( ISNUMBER( SEARCH(&quot;scalar&quot;;[.A6]));1;IF( ISNUMBER( SEARCH(&quot;vect2&quot;;[.A6]));2;IF( ISNUMBER( SEARCH(&quot;vect4&quot;;[.A6]));4;IF( ISNUMBER( SEARCH(&quot;vect8&quot;;[.A6]));8;IF( ISNUMBER( SEARCH(&quot;vect16&quot;;[.A6]));16;0)))))" office:value-type="float" office:value="1">
            <text:p>1</text:p>
          </table:table-cell>
          <table:table-cell table:formula="of:=[counters.N6]" office:value-type="float" office:value="4255878">
            <text:p>4255878</text:p>
          </table:table-cell>
          <table:table-cell table:formula="of:=[.F6]/[.H6]" office:value-type="float" office:value="0.0615957506300698">
            <text:p>0,0615957506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C7]*[.B7]" office:value-type="float" office:value="32">
            <text:p>32</text:p>
          </table:table-cell>
          <table:table-cell table:formula="of:=256*1024" office:value-type="float" office:value="262144">
            <text:p>262144</text:p>
          </table:table-cell>
          <table:table-cell table:formula="of:=1*[.E7]" office:value-type="float" office:value="262144">
            <text:p>262144</text:p>
          </table:table-cell>
          <table:table-cell table:formula="of:=IF( ISNUMBER( SEARCH(&quot;scalar&quot;;[.A7]));1;IF( ISNUMBER( SEARCH(&quot;vect2&quot;;[.A7]));2;IF( ISNUMBER( SEARCH(&quot;vect4&quot;;[.A7]));4;IF( ISNUMBER( SEARCH(&quot;vect8&quot;;[.A7]));8;IF( ISNUMBER( SEARCH(&quot;vect16&quot;;[.A7]));16;0)))))" office:value-type="float" office:value="1">
            <text:p>1</text:p>
          </table:table-cell>
          <table:table-cell table:formula="of:=[counters.N7]" office:value-type="float" office:value="7434462">
            <text:p>7434462</text:p>
          </table:table-cell>
          <table:table-cell table:formula="of:=[.F7]/[.H7]" office:value-type="float" office:value="0.0352606550413466">
            <text:p>0,035260655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C8]*[.B8]" office:value-type="float" office:value="64">
            <text:p>64</text:p>
          </table:table-cell>
          <table:table-cell table:formula="of:=256*1024" office:value-type="float" office:value="262144">
            <text:p>262144</text:p>
          </table:table-cell>
          <table:table-cell table:formula="of:=1*[.E8]" office:value-type="float" office:value="262144">
            <text:p>262144</text:p>
          </table:table-cell>
          <table:table-cell table:formula="of:=IF( ISNUMBER( SEARCH(&quot;scalar&quot;;[.A8]));1;IF( ISNUMBER( SEARCH(&quot;vect2&quot;;[.A8]));2;IF( ISNUMBER( SEARCH(&quot;vect4&quot;;[.A8]));4;IF( ISNUMBER( SEARCH(&quot;vect8&quot;;[.A8]));8;IF( ISNUMBER( SEARCH(&quot;vect16&quot;;[.A8]));16;0)))))" office:value-type="float" office:value="1">
            <text:p>1</text:p>
          </table:table-cell>
          <table:table-cell table:formula="of:=[counters.N8]" office:value-type="float" office:value="14868924">
            <text:p>14868924</text:p>
          </table:table-cell>
          <table:table-cell table:formula="of:=[.F8]/[.H8]" office:value-type="float" office:value="0.0176303275206733">
            <text:p>0,0176303275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C9]*[.B9]" office:value-type="float" office:value="128">
            <text:p>128</text:p>
          </table:table-cell>
          <table:table-cell table:formula="of:=256*1024" office:value-type="float" office:value="262144">
            <text:p>262144</text:p>
          </table:table-cell>
          <table:table-cell table:formula="of:=1*[.E9]" office:value-type="float" office:value="262144">
            <text:p>262144</text:p>
          </table:table-cell>
          <table:table-cell table:formula="of:=IF( ISNUMBER( SEARCH(&quot;scalar&quot;;[.A9]));1;IF( ISNUMBER( SEARCH(&quot;vect2&quot;;[.A9]));2;IF( ISNUMBER( SEARCH(&quot;vect4&quot;;[.A9]));4;IF( ISNUMBER( SEARCH(&quot;vect8&quot;;[.A9]));8;IF( ISNUMBER( SEARCH(&quot;vect16&quot;;[.A9]));16;0)))))" office:value-type="float" office:value="1">
            <text:p>1</text:p>
          </table:table-cell>
          <table:table-cell table:formula="of:=[counters.N9]" office:value-type="float" office:value="29737848">
            <text:p>29737848</text:p>
          </table:table-cell>
          <table:table-cell table:formula="of:=[.F9]/[.H9]" office:value-type="float" office:value="0.00881516376033666">
            <text:p>0,0088151638</text:p>
          </table:table-cell>
          <table:table-cell/>
          <table:table-cell>
            <draw:frame table:end-cell-address="Sheet2.Q30" table:end-x="1.713cm" table:end-y="0.263cm" draw:z-index="0" draw:style-name="gr1" draw:text-style-name="P1" svg:width="16.012cm" svg:height="9.015cm" svg:x="0.157cm" svg:y="0.179cm">
              <draw:object draw:notify-on-update-of-ranges="Sheet2.D2:Sheet2.D41 Sheet2.A2:Sheet2.A2 Sheet2.H2:Sheet2.H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59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C10]*[.B10]" office:value-type="float" office:value="256">
            <text:p>256</text:p>
          </table:table-cell>
          <table:table-cell table:formula="of:=256*1024" office:value-type="float" office:value="262144">
            <text:p>262144</text:p>
          </table:table-cell>
          <table:table-cell table:formula="of:=1*[.E10]" office:value-type="float" office:value="262144">
            <text:p>262144</text:p>
          </table:table-cell>
          <table:table-cell table:formula="of:=IF( ISNUMBER( SEARCH(&quot;scalar&quot;;[.A10]));1;IF( ISNUMBER( SEARCH(&quot;vect2&quot;;[.A10]));2;IF( ISNUMBER( SEARCH(&quot;vect4&quot;;[.A10]));4;IF( ISNUMBER( SEARCH(&quot;vect8&quot;;[.A10]));8;IF( ISNUMBER( SEARCH(&quot;vect16&quot;;[.A10]));16;0)))))" office:value-type="float" office:value="1">
            <text:p>1</text:p>
          </table:table-cell>
          <table:table-cell table:formula="of:=[counters.N10]" office:value-type="float" office:value="59475696">
            <text:p>59475696</text:p>
          </table:table-cell>
          <table:table-cell table:formula="of:=[.F10]/[.H10]" office:value-type="float" office:value="0.00440758188016833">
            <text:p>0,0044075819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C11]*[.B11]" office:value-type="float" office:value="512">
            <text:p>512</text:p>
          </table:table-cell>
          <table:table-cell table:formula="of:=256*1024" office:value-type="float" office:value="262144">
            <text:p>262144</text:p>
          </table:table-cell>
          <table:table-cell table:formula="of:=1*[.E11]" office:value-type="float" office:value="262144">
            <text:p>262144</text:p>
          </table:table-cell>
          <table:table-cell table:formula="of:=IF( ISNUMBER( SEARCH(&quot;scalar&quot;;[.A11]));1;IF( ISNUMBER( SEARCH(&quot;vect2&quot;;[.A11]));2;IF( ISNUMBER( SEARCH(&quot;vect4&quot;;[.A11]));4;IF( ISNUMBER( SEARCH(&quot;vect8&quot;;[.A11]));8;IF( ISNUMBER( SEARCH(&quot;vect16&quot;;[.A11]));16;0)))))" office:value-type="float" office:value="1">
            <text:p>1</text:p>
          </table:table-cell>
          <table:table-cell table:formula="of:=[counters.N11]" office:value-type="float" office:value="118951392">
            <text:p>118951392</text:p>
          </table:table-cell>
          <table:table-cell table:formula="of:=[.F11]/[.H11]" office:value-type="float" office:value="0.00220379094008416">
            <text:p>0,0022037909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C12]*[.B12]" office:value-type="float" office:value="768">
            <text:p>768</text:p>
          </table:table-cell>
          <table:table-cell table:formula="of:=256*1024" office:value-type="float" office:value="262144">
            <text:p>262144</text:p>
          </table:table-cell>
          <table:table-cell table:formula="of:=1*[.E12]" office:value-type="float" office:value="262144">
            <text:p>262144</text:p>
          </table:table-cell>
          <table:table-cell table:formula="of:=IF( ISNUMBER( SEARCH(&quot;scalar&quot;;[.A12]));1;IF( ISNUMBER( SEARCH(&quot;vect2&quot;;[.A12]));2;IF( ISNUMBER( SEARCH(&quot;vect4&quot;;[.A12]));4;IF( ISNUMBER( SEARCH(&quot;vect8&quot;;[.A12]));8;IF( ISNUMBER( SEARCH(&quot;vect16&quot;;[.A12]));16;0)))))" office:value-type="float" office:value="1">
            <text:p>1</text:p>
          </table:table-cell>
          <table:table-cell table:formula="of:=[counters.N12]" office:value-type="float" office:value="178427088">
            <text:p>178427088</text:p>
          </table:table-cell>
          <table:table-cell table:formula="of:=[.F12]/[.H12]" office:value-type="float" office:value="0.00146919396005611">
            <text:p>0,001469194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C13]*[.B13]" office:value-type="float" office:value="1024">
            <text:p>1024</text:p>
          </table:table-cell>
          <table:table-cell table:formula="of:=256*1024" office:value-type="float" office:value="262144">
            <text:p>262144</text:p>
          </table:table-cell>
          <table:table-cell table:formula="of:=1*[.E13]" office:value-type="float" office:value="262144">
            <text:p>262144</text:p>
          </table:table-cell>
          <table:table-cell table:formula="of:=IF( ISNUMBER( SEARCH(&quot;scalar&quot;;[.A13]));1;IF( ISNUMBER( SEARCH(&quot;vect2&quot;;[.A13]));2;IF( ISNUMBER( SEARCH(&quot;vect4&quot;;[.A13]));4;IF( ISNUMBER( SEARCH(&quot;vect8&quot;;[.A13]));8;IF( ISNUMBER( SEARCH(&quot;vect16&quot;;[.A13]));16;0)))))" office:value-type="float" office:value="1">
            <text:p>1</text:p>
          </table:table-cell>
          <table:table-cell table:formula="of:=[counters.N13]" office:value-type="float" office:value="179479534">
            <text:p>179479534</text:p>
          </table:table-cell>
          <table:table-cell table:formula="of:=[.F13]/[.H13]" office:value-type="float" office:value="0.00146057878665988">
            <text:p>0,0014605788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C14]*[.B14]" office:value-type="float" office:value="1280">
            <text:p>1280</text:p>
          </table:table-cell>
          <table:table-cell table:formula="of:=256*1024" office:value-type="float" office:value="262144">
            <text:p>262144</text:p>
          </table:table-cell>
          <table:table-cell table:formula="of:=1*[.E14]" office:value-type="float" office:value="262144">
            <text:p>262144</text:p>
          </table:table-cell>
          <table:table-cell table:formula="of:=IF( ISNUMBER( SEARCH(&quot;scalar&quot;;[.A14]));1;IF( ISNUMBER( SEARCH(&quot;vect2&quot;;[.A14]));2;IF( ISNUMBER( SEARCH(&quot;vect4&quot;;[.A14]));4;IF( ISNUMBER( SEARCH(&quot;vect8&quot;;[.A14]));8;IF( ISNUMBER( SEARCH(&quot;vect16&quot;;[.A14]));16;0)))))" office:value-type="float" office:value="1">
            <text:p>1</text:p>
          </table:table-cell>
          <table:table-cell table:formula="of:=[counters.N14]" office:value-type="float" office:value="180402506">
            <text:p>180402506</text:p>
          </table:table-cell>
          <table:table-cell table:formula="of:=[.F14]/[.H14]" office:value-type="float" office:value="0.00145310620019879">
            <text:p>0,0014531062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C15]*[.B15]" office:value-type="float" office:value="1536">
            <text:p>1536</text:p>
          </table:table-cell>
          <table:table-cell table:formula="of:=256*1024" office:value-type="float" office:value="262144">
            <text:p>262144</text:p>
          </table:table-cell>
          <table:table-cell table:formula="of:=1*[.E15]" office:value-type="float" office:value="262144">
            <text:p>262144</text:p>
          </table:table-cell>
          <table:table-cell table:formula="of:=IF( ISNUMBER( SEARCH(&quot;scalar&quot;;[.A15]));1;IF( ISNUMBER( SEARCH(&quot;vect2&quot;;[.A15]));2;IF( ISNUMBER( SEARCH(&quot;vect4&quot;;[.A15]));4;IF( ISNUMBER( SEARCH(&quot;vect8&quot;;[.A15]));8;IF( ISNUMBER( SEARCH(&quot;vect16&quot;;[.A15]));16;0)))))" office:value-type="float" office:value="1">
            <text:p>1</text:p>
          </table:table-cell>
          <table:table-cell table:formula="of:=[counters.N15]" office:value-type="float" office:value="182250152">
            <text:p>182250152</text:p>
          </table:table-cell>
          <table:table-cell table:formula="of:=[.F15]/[.H15]" office:value-type="float" office:value="0.00143837465770673">
            <text:p>0,0014383747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C16]*[.B16]" office:value-type="float" office:value="1792">
            <text:p>1792</text:p>
          </table:table-cell>
          <table:table-cell table:formula="of:=256*1024" office:value-type="float" office:value="262144">
            <text:p>262144</text:p>
          </table:table-cell>
          <table:table-cell table:formula="of:=1*[.E16]" office:value-type="float" office:value="262144">
            <text:p>262144</text:p>
          </table:table-cell>
          <table:table-cell table:formula="of:=IF( ISNUMBER( SEARCH(&quot;scalar&quot;;[.A16]));1;IF( ISNUMBER( SEARCH(&quot;vect2&quot;;[.A16]));2;IF( ISNUMBER( SEARCH(&quot;vect4&quot;;[.A16]));4;IF( ISNUMBER( SEARCH(&quot;vect8&quot;;[.A16]));8;IF( ISNUMBER( SEARCH(&quot;vect16&quot;;[.A16]));16;0)))))" office:value-type="float" office:value="1">
            <text:p>1</text:p>
          </table:table-cell>
          <table:table-cell table:formula="of:=[counters.N16]" office:value-type="float" office:value="210984568">
            <text:p>210984568</text:p>
          </table:table-cell>
          <table:table-cell table:formula="of:=[.F16]/[.H16]" office:value-type="float" office:value="0.00124247949736305">
            <text:p>0,0012424795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C17]*[.B17]" office:value-type="float" office:value="2048">
            <text:p>2048</text:p>
          </table:table-cell>
          <table:table-cell table:formula="of:=256*1024" office:value-type="float" office:value="262144">
            <text:p>262144</text:p>
          </table:table-cell>
          <table:table-cell table:formula="of:=1*[.E17]" office:value-type="float" office:value="262144">
            <text:p>262144</text:p>
          </table:table-cell>
          <table:table-cell table:formula="of:=IF( ISNUMBER( SEARCH(&quot;scalar&quot;;[.A17]));1;IF( ISNUMBER( SEARCH(&quot;vect2&quot;;[.A17]));2;IF( ISNUMBER( SEARCH(&quot;vect4&quot;;[.A17]));4;IF( ISNUMBER( SEARCH(&quot;vect8&quot;;[.A17]));8;IF( ISNUMBER( SEARCH(&quot;vect16&quot;;[.A17]));16;0)))))" office:value-type="float" office:value="1">
            <text:p>1</text:p>
          </table:table-cell>
          <table:table-cell table:formula="of:=[counters.N17]" office:value-type="float" office:value="239761800">
            <text:p>239761800</text:p>
          </table:table-cell>
          <table:table-cell table:formula="of:=[.F17]/[.H17]" office:value-type="float" office:value="0.00109335181834638">
            <text:p>0,0010933518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C18]*[.B18]" office:value-type="float" office:value="2304">
            <text:p>2304</text:p>
          </table:table-cell>
          <table:table-cell table:formula="of:=256*1024" office:value-type="float" office:value="262144">
            <text:p>262144</text:p>
          </table:table-cell>
          <table:table-cell table:formula="of:=1*[.E18]" office:value-type="float" office:value="262144">
            <text:p>262144</text:p>
          </table:table-cell>
          <table:table-cell table:formula="of:=IF( ISNUMBER( SEARCH(&quot;scalar&quot;;[.A18]));1;IF( ISNUMBER( SEARCH(&quot;vect2&quot;;[.A18]));2;IF( ISNUMBER( SEARCH(&quot;vect4&quot;;[.A18]));4;IF( ISNUMBER( SEARCH(&quot;vect8&quot;;[.A18]));8;IF( ISNUMBER( SEARCH(&quot;vect16&quot;;[.A18]));16;0)))))" office:value-type="float" office:value="1">
            <text:p>1</text:p>
          </table:table-cell>
          <table:table-cell table:formula="of:=[counters.N18]" office:value-type="float" office:value="266490220">
            <text:p>266490220</text:p>
          </table:table-cell>
          <table:table-cell table:formula="of:=[.F18]/[.H18]" office:value-type="float" office:value="0.000983690883665449">
            <text:p>0,0009836909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C19]*[.B19]" office:value-type="float" office:value="2560">
            <text:p>2560</text:p>
          </table:table-cell>
          <table:table-cell table:formula="of:=256*1024" office:value-type="float" office:value="262144">
            <text:p>262144</text:p>
          </table:table-cell>
          <table:table-cell table:formula="of:=1*[.E19]" office:value-type="float" office:value="262144">
            <text:p>262144</text:p>
          </table:table-cell>
          <table:table-cell table:formula="of:=IF( ISNUMBER( SEARCH(&quot;scalar&quot;;[.A19]));1;IF( ISNUMBER( SEARCH(&quot;vect2&quot;;[.A19]));2;IF( ISNUMBER( SEARCH(&quot;vect4&quot;;[.A19]));4;IF( ISNUMBER( SEARCH(&quot;vect8&quot;;[.A19]));8;IF( ISNUMBER( SEARCH(&quot;vect16&quot;;[.A19]));16;0)))))" office:value-type="float" office:value="1">
            <text:p>1</text:p>
          </table:table-cell>
          <table:table-cell table:formula="of:=[counters.N19]" office:value-type="float" office:value="297767720">
            <text:p>297767720</text:p>
          </table:table-cell>
          <table:table-cell table:formula="of:=[.F19]/[.H19]" office:value-type="float" office:value="0.000880364063639941">
            <text:p>0,0008803641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C20]*[.B20]" office:value-type="float" office:value="2816">
            <text:p>2816</text:p>
          </table:table-cell>
          <table:table-cell table:formula="of:=256*1024" office:value-type="float" office:value="262144">
            <text:p>262144</text:p>
          </table:table-cell>
          <table:table-cell table:formula="of:=1*[.E20]" office:value-type="float" office:value="262144">
            <text:p>262144</text:p>
          </table:table-cell>
          <table:table-cell table:formula="of:=IF( ISNUMBER( SEARCH(&quot;scalar&quot;;[.A20]));1;IF( ISNUMBER( SEARCH(&quot;vect2&quot;;[.A20]));2;IF( ISNUMBER( SEARCH(&quot;vect4&quot;;[.A20]));4;IF( ISNUMBER( SEARCH(&quot;vect8&quot;;[.A20]));8;IF( ISNUMBER( SEARCH(&quot;vect16&quot;;[.A20]));16;0)))))" office:value-type="float" office:value="1">
            <text:p>1</text:p>
          </table:table-cell>
          <table:table-cell table:formula="of:=[counters.N20]" office:value-type="float" office:value="329073329">
            <text:p>329073329</text:p>
          </table:table-cell>
          <table:table-cell table:formula="of:=[.F20]/[.H20]" office:value-type="float" office:value="0.000796612720929444">
            <text:p>0,0007966127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C21]*[.B21]" office:value-type="float" office:value="3072">
            <text:p>3072</text:p>
          </table:table-cell>
          <table:table-cell table:formula="of:=256*1024" office:value-type="float" office:value="262144">
            <text:p>262144</text:p>
          </table:table-cell>
          <table:table-cell table:formula="of:=1*[.E21]" office:value-type="float" office:value="262144">
            <text:p>262144</text:p>
          </table:table-cell>
          <table:table-cell table:formula="of:=IF( ISNUMBER( SEARCH(&quot;scalar&quot;;[.A21]));1;IF( ISNUMBER( SEARCH(&quot;vect2&quot;;[.A21]));2;IF( ISNUMBER( SEARCH(&quot;vect4&quot;;[.A21]));4;IF( ISNUMBER( SEARCH(&quot;vect8&quot;;[.A21]));8;IF( ISNUMBER( SEARCH(&quot;vect16&quot;;[.A21]));16;0)))))" office:value-type="float" office:value="1">
            <text:p>1</text:p>
          </table:table-cell>
          <table:table-cell table:formula="of:=[counters.N21]" office:value-type="float" office:value="358788842">
            <text:p>358788842</text:p>
          </table:table-cell>
          <table:table-cell table:formula="of:=[.F21]/[.H21]" office:value-type="float" office:value="0.00073063587635203">
            <text:p>0,0007306359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C22]*[.B22]" office:value-type="float" office:value="3328">
            <text:p>3328</text:p>
          </table:table-cell>
          <table:table-cell table:formula="of:=256*1024" office:value-type="float" office:value="262144">
            <text:p>262144</text:p>
          </table:table-cell>
          <table:table-cell table:formula="of:=1*[.E22]" office:value-type="float" office:value="262144">
            <text:p>262144</text:p>
          </table:table-cell>
          <table:table-cell table:formula="of:=IF( ISNUMBER( SEARCH(&quot;scalar&quot;;[.A22]));1;IF( ISNUMBER( SEARCH(&quot;vect2&quot;;[.A22]));2;IF( ISNUMBER( SEARCH(&quot;vect4&quot;;[.A22]));4;IF( ISNUMBER( SEARCH(&quot;vect8&quot;;[.A22]));8;IF( ISNUMBER( SEARCH(&quot;vect16&quot;;[.A22]));16;0)))))" office:value-type="float" office:value="1">
            <text:p>1</text:p>
          </table:table-cell>
          <table:table-cell table:formula="of:=[counters.N22]" office:value-type="float" office:value="387442246">
            <text:p>387442246</text:p>
          </table:table-cell>
          <table:table-cell table:formula="of:=[.F22]/[.H22]" office:value-type="float" office:value="0.00067660148759307">
            <text:p>0,0006766015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C23]*[.B23]" office:value-type="float" office:value="3584">
            <text:p>3584</text:p>
          </table:table-cell>
          <table:table-cell table:formula="of:=256*1024" office:value-type="float" office:value="262144">
            <text:p>262144</text:p>
          </table:table-cell>
          <table:table-cell table:formula="of:=1*[.E23]" office:value-type="float" office:value="262144">
            <text:p>262144</text:p>
          </table:table-cell>
          <table:table-cell table:formula="of:=IF( ISNUMBER( SEARCH(&quot;scalar&quot;;[.A23]));1;IF( ISNUMBER( SEARCH(&quot;vect2&quot;;[.A23]));2;IF( ISNUMBER( SEARCH(&quot;vect4&quot;;[.A23]));4;IF( ISNUMBER( SEARCH(&quot;vect8&quot;;[.A23]));8;IF( ISNUMBER( SEARCH(&quot;vect16&quot;;[.A23]));16;0)))))" office:value-type="float" office:value="1">
            <text:p>1</text:p>
          </table:table-cell>
          <table:table-cell table:formula="of:=[counters.N23]" office:value-type="float" office:value="415958829">
            <text:p>415958829</text:p>
          </table:table-cell>
          <table:table-cell table:formula="of:=[.F23]/[.H23]" office:value-type="float" office:value="0.000630216217865158">
            <text:p>0,0006302162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C24]*[.B24]" office:value-type="float" office:value="3840">
            <text:p>3840</text:p>
          </table:table-cell>
          <table:table-cell table:formula="of:=256*1024" office:value-type="float" office:value="262144">
            <text:p>262144</text:p>
          </table:table-cell>
          <table:table-cell table:formula="of:=1*[.E24]" office:value-type="float" office:value="262144">
            <text:p>262144</text:p>
          </table:table-cell>
          <table:table-cell table:formula="of:=IF( ISNUMBER( SEARCH(&quot;scalar&quot;;[.A24]));1;IF( ISNUMBER( SEARCH(&quot;vect2&quot;;[.A24]));2;IF( ISNUMBER( SEARCH(&quot;vect4&quot;;[.A24]));4;IF( ISNUMBER( SEARCH(&quot;vect8&quot;;[.A24]));8;IF( ISNUMBER( SEARCH(&quot;vect16&quot;;[.A24]));16;0)))))" office:value-type="float" office:value="1">
            <text:p>1</text:p>
          </table:table-cell>
          <table:table-cell table:formula="of:=[counters.N24]" office:value-type="float" office:value="444422425">
            <text:p>444422425</text:p>
          </table:table-cell>
          <table:table-cell table:formula="of:=[.F24]/[.H24]" office:value-type="float" office:value="0.000589853223540644">
            <text:p>0,0005898532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C25]*[.B25]" office:value-type="float" office:value="4096">
            <text:p>4096</text:p>
          </table:table-cell>
          <table:table-cell table:formula="of:=256*1024" office:value-type="float" office:value="262144">
            <text:p>262144</text:p>
          </table:table-cell>
          <table:table-cell table:formula="of:=1*[.E25]" office:value-type="float" office:value="262144">
            <text:p>262144</text:p>
          </table:table-cell>
          <table:table-cell table:formula="of:=IF( ISNUMBER( SEARCH(&quot;scalar&quot;;[.A25]));1;IF( ISNUMBER( SEARCH(&quot;vect2&quot;;[.A25]));2;IF( ISNUMBER( SEARCH(&quot;vect4&quot;;[.A25]));4;IF( ISNUMBER( SEARCH(&quot;vect8&quot;;[.A25]));8;IF( ISNUMBER( SEARCH(&quot;vect16&quot;;[.A25]));16;0)))))" office:value-type="float" office:value="1">
            <text:p>1</text:p>
          </table:table-cell>
          <table:table-cell table:formula="of:=[counters.N25]" office:value-type="float" office:value="475839333">
            <text:p>475839333</text:p>
          </table:table-cell>
          <table:table-cell table:formula="of:=[.F25]/[.H25]" office:value-type="float" office:value="0.00055090864041708">
            <text:p>0,0005509086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C26]*[.B26]" office:value-type="float" office:value="4352">
            <text:p>4352</text:p>
          </table:table-cell>
          <table:table-cell table:formula="of:=256*1024" office:value-type="float" office:value="262144">
            <text:p>262144</text:p>
          </table:table-cell>
          <table:table-cell table:formula="of:=1*[.E26]" office:value-type="float" office:value="262144">
            <text:p>262144</text:p>
          </table:table-cell>
          <table:table-cell table:formula="of:=IF( ISNUMBER( SEARCH(&quot;scalar&quot;;[.A26]));1;IF( ISNUMBER( SEARCH(&quot;vect2&quot;;[.A26]));2;IF( ISNUMBER( SEARCH(&quot;vect4&quot;;[.A26]));4;IF( ISNUMBER( SEARCH(&quot;vect8&quot;;[.A26]));8;IF( ISNUMBER( SEARCH(&quot;vect16&quot;;[.A26]));16;0)))))" office:value-type="float" office:value="1">
            <text:p>1</text:p>
          </table:table-cell>
          <table:table-cell table:formula="of:=[counters.N26]" office:value-type="float" office:value="507263958">
            <text:p>507263958</text:p>
          </table:table-cell>
          <table:table-cell table:formula="of:=[.F26]/[.H26]" office:value-type="float" office:value="0.000516780259795237">
            <text:p>0,0005167803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C27]*[.B27]" office:value-type="float" office:value="4608">
            <text:p>4608</text:p>
          </table:table-cell>
          <table:table-cell table:formula="of:=256*1024" office:value-type="float" office:value="262144">
            <text:p>262144</text:p>
          </table:table-cell>
          <table:table-cell table:formula="of:=1*[.E27]" office:value-type="float" office:value="262144">
            <text:p>262144</text:p>
          </table:table-cell>
          <table:table-cell table:formula="of:=IF( ISNUMBER( SEARCH(&quot;scalar&quot;;[.A27]));1;IF( ISNUMBER( SEARCH(&quot;vect2&quot;;[.A27]));2;IF( ISNUMBER( SEARCH(&quot;vect4&quot;;[.A27]));4;IF( ISNUMBER( SEARCH(&quot;vect8&quot;;[.A27]));8;IF( ISNUMBER( SEARCH(&quot;vect16&quot;;[.A27]));16;0)))))" office:value-type="float" office:value="1">
            <text:p>1</text:p>
          </table:table-cell>
          <table:table-cell table:formula="of:=[counters.N27]" office:value-type="float" office:value="540290266">
            <text:p>540290266</text:p>
          </table:table-cell>
          <table:table-cell table:formula="of:=[.F27]/[.H27]" office:value-type="float" office:value="0.000485191047287904">
            <text:p>0,000485191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C28]*[.B28]" office:value-type="float" office:value="4864">
            <text:p>4864</text:p>
          </table:table-cell>
          <table:table-cell table:formula="of:=256*1024" office:value-type="float" office:value="262144">
            <text:p>262144</text:p>
          </table:table-cell>
          <table:table-cell table:formula="of:=1*[.E28]" office:value-type="float" office:value="262144">
            <text:p>262144</text:p>
          </table:table-cell>
          <table:table-cell table:formula="of:=IF( ISNUMBER( SEARCH(&quot;scalar&quot;;[.A28]));1;IF( ISNUMBER( SEARCH(&quot;vect2&quot;;[.A28]));2;IF( ISNUMBER( SEARCH(&quot;vect4&quot;;[.A28]));4;IF( ISNUMBER( SEARCH(&quot;vect8&quot;;[.A28]));8;IF( ISNUMBER( SEARCH(&quot;vect16&quot;;[.A28]));16;0)))))" office:value-type="float" office:value="1">
            <text:p>1</text:p>
          </table:table-cell>
          <table:table-cell table:formula="of:=[counters.N28]" office:value-type="float" office:value="567220584">
            <text:p>567220584</text:p>
          </table:table-cell>
          <table:table-cell table:formula="of:=[.F28]/[.H28]" office:value-type="float" office:value="0.000462155301472628">
            <text:p>0,0004621553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C29]*[.B29]" office:value-type="float" office:value="5120">
            <text:p>5120</text:p>
          </table:table-cell>
          <table:table-cell table:formula="of:=256*1024" office:value-type="float" office:value="262144">
            <text:p>262144</text:p>
          </table:table-cell>
          <table:table-cell table:formula="of:=1*[.E29]" office:value-type="float" office:value="262144">
            <text:p>262144</text:p>
          </table:table-cell>
          <table:table-cell table:formula="of:=IF( ISNUMBER( SEARCH(&quot;scalar&quot;;[.A29]));1;IF( ISNUMBER( SEARCH(&quot;vect2&quot;;[.A29]));2;IF( ISNUMBER( SEARCH(&quot;vect4&quot;;[.A29]));4;IF( ISNUMBER( SEARCH(&quot;vect8&quot;;[.A29]));8;IF( ISNUMBER( SEARCH(&quot;vect16&quot;;[.A29]));16;0)))))" office:value-type="float" office:value="1">
            <text:p>1</text:p>
          </table:table-cell>
          <table:table-cell table:formula="of:=[counters.N29]" office:value-type="float" office:value="596444345">
            <text:p>596444345</text:p>
          </table:table-cell>
          <table:table-cell table:formula="of:=[.F29]/[.H29]" office:value-type="float" office:value="0.00043951125062641">
            <text:p>0,0004395113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C30]*[.B30]" office:value-type="float" office:value="5376">
            <text:p>5376</text:p>
          </table:table-cell>
          <table:table-cell table:formula="of:=256*1024" office:value-type="float" office:value="262144">
            <text:p>262144</text:p>
          </table:table-cell>
          <table:table-cell table:formula="of:=1*[.E30]" office:value-type="float" office:value="262144">
            <text:p>262144</text:p>
          </table:table-cell>
          <table:table-cell table:formula="of:=IF( ISNUMBER( SEARCH(&quot;scalar&quot;;[.A30]));1;IF( ISNUMBER( SEARCH(&quot;vect2&quot;;[.A30]));2;IF( ISNUMBER( SEARCH(&quot;vect4&quot;;[.A30]));4;IF( ISNUMBER( SEARCH(&quot;vect8&quot;;[.A30]));8;IF( ISNUMBER( SEARCH(&quot;vect16&quot;;[.A30]));16;0)))))" office:value-type="float" office:value="1">
            <text:p>1</text:p>
          </table:table-cell>
          <table:table-cell table:formula="of:=[counters.N30]" office:value-type="float" office:value="628139110">
            <text:p>628139110</text:p>
          </table:table-cell>
          <table:table-cell table:formula="of:=[.F30]/[.H30]" office:value-type="float" office:value="0.000417334306727056">
            <text:p>0,0004173343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C31]*[.B31]" office:value-type="float" office:value="5632">
            <text:p>5632</text:p>
          </table:table-cell>
          <table:table-cell table:formula="of:=256*1024" office:value-type="float" office:value="262144">
            <text:p>262144</text:p>
          </table:table-cell>
          <table:table-cell table:formula="of:=1*[.E31]" office:value-type="float" office:value="262144">
            <text:p>262144</text:p>
          </table:table-cell>
          <table:table-cell table:formula="of:=IF( ISNUMBER( SEARCH(&quot;scalar&quot;;[.A31]));1;IF( ISNUMBER( SEARCH(&quot;vect2&quot;;[.A31]));2;IF( ISNUMBER( SEARCH(&quot;vect4&quot;;[.A31]));4;IF( ISNUMBER( SEARCH(&quot;vect8&quot;;[.A31]));8;IF( ISNUMBER( SEARCH(&quot;vect16&quot;;[.A31]));16;0)))))" office:value-type="float" office:value="1">
            <text:p>1</text:p>
          </table:table-cell>
          <table:table-cell table:formula="of:=[counters.N31]" office:value-type="float" office:value="658563851">
            <text:p>658563851</text:p>
          </table:table-cell>
          <table:table-cell table:formula="of:=[.F31]/[.H31]" office:value-type="float" office:value="0.000398054037739767">
            <text:p>0,000398054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C32]*[.B32]" office:value-type="float" office:value="5888">
            <text:p>5888</text:p>
          </table:table-cell>
          <table:table-cell table:formula="of:=256*1024" office:value-type="float" office:value="262144">
            <text:p>262144</text:p>
          </table:table-cell>
          <table:table-cell table:formula="of:=1*[.E32]" office:value-type="float" office:value="262144">
            <text:p>262144</text:p>
          </table:table-cell>
          <table:table-cell table:formula="of:=IF( ISNUMBER( SEARCH(&quot;scalar&quot;;[.A32]));1;IF( ISNUMBER( SEARCH(&quot;vect2&quot;;[.A32]));2;IF( ISNUMBER( SEARCH(&quot;vect4&quot;;[.A32]));4;IF( ISNUMBER( SEARCH(&quot;vect8&quot;;[.A32]));8;IF( ISNUMBER( SEARCH(&quot;vect16&quot;;[.A32]));16;0)))))" office:value-type="float" office:value="1">
            <text:p>1</text:p>
          </table:table-cell>
          <table:table-cell table:formula="of:=[counters.N32]" office:value-type="float" office:value="688154560">
            <text:p>688154560</text:p>
          </table:table-cell>
          <table:table-cell table:formula="of:=[.F32]/[.H32]" office:value-type="float" office:value="0.000380937677721702">
            <text:p>0,0003809377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C33]*[.B33]" office:value-type="float" office:value="6144">
            <text:p>6144</text:p>
          </table:table-cell>
          <table:table-cell table:formula="of:=256*1024" office:value-type="float" office:value="262144">
            <text:p>262144</text:p>
          </table:table-cell>
          <table:table-cell table:formula="of:=1*[.E33]" office:value-type="float" office:value="262144">
            <text:p>262144</text:p>
          </table:table-cell>
          <table:table-cell table:formula="of:=IF( ISNUMBER( SEARCH(&quot;scalar&quot;;[.A33]));1;IF( ISNUMBER( SEARCH(&quot;vect2&quot;;[.A33]));2;IF( ISNUMBER( SEARCH(&quot;vect4&quot;;[.A33]));4;IF( ISNUMBER( SEARCH(&quot;vect8&quot;;[.A33]));8;IF( ISNUMBER( SEARCH(&quot;vect16&quot;;[.A33]));16;0)))))" office:value-type="float" office:value="1">
            <text:p>1</text:p>
          </table:table-cell>
          <table:table-cell table:formula="of:=[counters.N33]" office:value-type="float" office:value="715623820">
            <text:p>715623820</text:p>
          </table:table-cell>
          <table:table-cell table:formula="of:=[.F33]/[.H33]" office:value-type="float" office:value="0.00036631536384577">
            <text:p>0,0003663154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C34]*[.B34]" office:value-type="float" office:value="6400">
            <text:p>6400</text:p>
          </table:table-cell>
          <table:table-cell table:formula="of:=256*1024" office:value-type="float" office:value="262144">
            <text:p>262144</text:p>
          </table:table-cell>
          <table:table-cell table:formula="of:=1*[.E34]" office:value-type="float" office:value="262144">
            <text:p>262144</text:p>
          </table:table-cell>
          <table:table-cell table:formula="of:=IF( ISNUMBER( SEARCH(&quot;scalar&quot;;[.A34]));1;IF( ISNUMBER( SEARCH(&quot;vect2&quot;;[.A34]));2;IF( ISNUMBER( SEARCH(&quot;vect4&quot;;[.A34]));4;IF( ISNUMBER( SEARCH(&quot;vect8&quot;;[.A34]));8;IF( ISNUMBER( SEARCH(&quot;vect16&quot;;[.A34]));16;0)))))" office:value-type="float" office:value="1">
            <text:p>1</text:p>
          </table:table-cell>
          <table:table-cell table:formula="of:=[counters.N34]" office:value-type="float" office:value="750400948">
            <text:p>750400948</text:p>
          </table:table-cell>
          <table:table-cell table:formula="of:=[.F34]/[.H34]" office:value-type="float" office:value="0.000349338577861178">
            <text:p>0,0003493386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C35]*[.B35]" office:value-type="float" office:value="6656">
            <text:p>6656</text:p>
          </table:table-cell>
          <table:table-cell table:formula="of:=256*1024" office:value-type="float" office:value="262144">
            <text:p>262144</text:p>
          </table:table-cell>
          <table:table-cell table:formula="of:=1*[.E35]" office:value-type="float" office:value="262144">
            <text:p>262144</text:p>
          </table:table-cell>
          <table:table-cell table:formula="of:=IF( ISNUMBER( SEARCH(&quot;scalar&quot;;[.A35]));1;IF( ISNUMBER( SEARCH(&quot;vect2&quot;;[.A35]));2;IF( ISNUMBER( SEARCH(&quot;vect4&quot;;[.A35]));4;IF( ISNUMBER( SEARCH(&quot;vect8&quot;;[.A35]));8;IF( ISNUMBER( SEARCH(&quot;vect16&quot;;[.A35]));16;0)))))" office:value-type="float" office:value="1">
            <text:p>1</text:p>
          </table:table-cell>
          <table:table-cell table:formula="of:=[counters.N35]" office:value-type="float" office:value="775414271">
            <text:p>775414271</text:p>
          </table:table-cell>
          <table:table-cell table:formula="of:=[.F35]/[.H35]" office:value-type="float" office:value="0.000338069609760896">
            <text:p>0,0003380696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C36]*[.B36]" office:value-type="float" office:value="6912">
            <text:p>6912</text:p>
          </table:table-cell>
          <table:table-cell table:formula="of:=256*1024" office:value-type="float" office:value="262144">
            <text:p>262144</text:p>
          </table:table-cell>
          <table:table-cell table:formula="of:=1*[.E36]" office:value-type="float" office:value="262144">
            <text:p>262144</text:p>
          </table:table-cell>
          <table:table-cell table:formula="of:=IF( ISNUMBER( SEARCH(&quot;scalar&quot;;[.A36]));1;IF( ISNUMBER( SEARCH(&quot;vect2&quot;;[.A36]));2;IF( ISNUMBER( SEARCH(&quot;vect4&quot;;[.A36]));4;IF( ISNUMBER( SEARCH(&quot;vect8&quot;;[.A36]));8;IF( ISNUMBER( SEARCH(&quot;vect16&quot;;[.A36]));16;0)))))" office:value-type="float" office:value="1">
            <text:p>1</text:p>
          </table:table-cell>
          <table:table-cell table:formula="of:=[counters.N36]" office:value-type="float" office:value="804116439">
            <text:p>804116439</text:p>
          </table:table-cell>
          <table:table-cell table:formula="of:=[.F36]/[.H36]" office:value-type="float" office:value="0.000326002538047851">
            <text:p>0,0003260025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C37]*[.B37]" office:value-type="float" office:value="7168">
            <text:p>7168</text:p>
          </table:table-cell>
          <table:table-cell table:formula="of:=256*1024" office:value-type="float" office:value="262144">
            <text:p>262144</text:p>
          </table:table-cell>
          <table:table-cell table:formula="of:=1*[.E37]" office:value-type="float" office:value="262144">
            <text:p>262144</text:p>
          </table:table-cell>
          <table:table-cell table:formula="of:=IF( ISNUMBER( SEARCH(&quot;scalar&quot;;[.A37]));1;IF( ISNUMBER( SEARCH(&quot;vect2&quot;;[.A37]));2;IF( ISNUMBER( SEARCH(&quot;vect4&quot;;[.A37]));4;IF( ISNUMBER( SEARCH(&quot;vect8&quot;;[.A37]));8;IF( ISNUMBER( SEARCH(&quot;vect16&quot;;[.A37]));16;0)))))" office:value-type="float" office:value="1">
            <text:p>1</text:p>
          </table:table-cell>
          <table:table-cell table:formula="of:=[counters.N37]" office:value-type="float" office:value="837437894">
            <text:p>837437894</text:p>
          </table:table-cell>
          <table:table-cell table:formula="of:=[.F37]/[.H37]" office:value-type="float" office:value="0.00031303097444979">
            <text:p>0,000313031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C38]*[.B38]" office:value-type="float" office:value="7424">
            <text:p>7424</text:p>
          </table:table-cell>
          <table:table-cell table:formula="of:=256*1024" office:value-type="float" office:value="262144">
            <text:p>262144</text:p>
          </table:table-cell>
          <table:table-cell table:formula="of:=1*[.E38]" office:value-type="float" office:value="262144">
            <text:p>262144</text:p>
          </table:table-cell>
          <table:table-cell table:formula="of:=IF( ISNUMBER( SEARCH(&quot;scalar&quot;;[.A38]));1;IF( ISNUMBER( SEARCH(&quot;vect2&quot;;[.A38]));2;IF( ISNUMBER( SEARCH(&quot;vect4&quot;;[.A38]));4;IF( ISNUMBER( SEARCH(&quot;vect8&quot;;[.A38]));8;IF( ISNUMBER( SEARCH(&quot;vect16&quot;;[.A38]));16;0)))))" office:value-type="float" office:value="1">
            <text:p>1</text:p>
          </table:table-cell>
          <table:table-cell table:formula="of:=[counters.N38]" office:value-type="float" office:value="864401257">
            <text:p>864401257</text:p>
          </table:table-cell>
          <table:table-cell table:formula="of:=[.F38]/[.H38]" office:value-type="float" office:value="0.000303266565009171">
            <text:p>0,0003032666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C39]*[.B39]" office:value-type="float" office:value="7680">
            <text:p>7680</text:p>
          </table:table-cell>
          <table:table-cell table:formula="of:=256*1024" office:value-type="float" office:value="262144">
            <text:p>262144</text:p>
          </table:table-cell>
          <table:table-cell table:formula="of:=1*[.E39]" office:value-type="float" office:value="262144">
            <text:p>262144</text:p>
          </table:table-cell>
          <table:table-cell table:formula="of:=IF( ISNUMBER( SEARCH(&quot;scalar&quot;;[.A39]));1;IF( ISNUMBER( SEARCH(&quot;vect2&quot;;[.A39]));2;IF( ISNUMBER( SEARCH(&quot;vect4&quot;;[.A39]));4;IF( ISNUMBER( SEARCH(&quot;vect8&quot;;[.A39]));8;IF( ISNUMBER( SEARCH(&quot;vect16&quot;;[.A39]));16;0)))))" office:value-type="float" office:value="1">
            <text:p>1</text:p>
          </table:table-cell>
          <table:table-cell table:formula="of:=[counters.N39]" office:value-type="float" office:value="893233033">
            <text:p>893233033</text:p>
          </table:table-cell>
          <table:table-cell table:formula="of:=[.F39]/[.H39]" office:value-type="float" office:value="0.000293477726769202">
            <text:p>0,0002934777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C40]*[.B40]" office:value-type="float" office:value="7936">
            <text:p>7936</text:p>
          </table:table-cell>
          <table:table-cell table:formula="of:=256*1024" office:value-type="float" office:value="262144">
            <text:p>262144</text:p>
          </table:table-cell>
          <table:table-cell table:formula="of:=1*[.E40]" office:value-type="float" office:value="262144">
            <text:p>262144</text:p>
          </table:table-cell>
          <table:table-cell table:formula="of:=IF( ISNUMBER( SEARCH(&quot;scalar&quot;;[.A40]));1;IF( ISNUMBER( SEARCH(&quot;vect2&quot;;[.A40]));2;IF( ISNUMBER( SEARCH(&quot;vect4&quot;;[.A40]));4;IF( ISNUMBER( SEARCH(&quot;vect8&quot;;[.A40]));8;IF( ISNUMBER( SEARCH(&quot;vect16&quot;;[.A40]));16;0)))))" office:value-type="float" office:value="1">
            <text:p>1</text:p>
          </table:table-cell>
          <table:table-cell table:formula="of:=[counters.N40]" office:value-type="float" office:value="922708406">
            <text:p>922708406</text:p>
          </table:table-cell>
          <table:table-cell table:formula="of:=[.F40]/[.H40]" office:value-type="float" office:value="0.000284102754776464">
            <text:p>0,0002841028</text:p>
          </table:table-cell>
          <table:table-cell table:number-columns-repeated="961"/>
        </table:table-row>
        <table:table-row table:style-name="ro2">
          <table:table-cell office:value-type="string">
            <text:p>scalar_sp_add_shm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C41]*[.B41]" office:value-type="float" office:value="8192">
            <text:p>8192</text:p>
          </table:table-cell>
          <table:table-cell table:formula="of:=256*1024" office:value-type="float" office:value="262144">
            <text:p>262144</text:p>
          </table:table-cell>
          <table:table-cell table:formula="of:=1*[.E41]" office:value-type="float" office:value="262144">
            <text:p>262144</text:p>
          </table:table-cell>
          <table:table-cell table:formula="of:=IF( ISNUMBER( SEARCH(&quot;scalar&quot;;[.A41]));1;IF( ISNUMBER( SEARCH(&quot;vect2&quot;;[.A41]));2;IF( ISNUMBER( SEARCH(&quot;vect4&quot;;[.A41]));4;IF( ISNUMBER( SEARCH(&quot;vect8&quot;;[.A41]));8;IF( ISNUMBER( SEARCH(&quot;vect16&quot;;[.A41]));16;0)))))" office:value-type="float" office:value="1">
            <text:p>1</text:p>
          </table:table-cell>
          <table:table-cell table:formula="of:=[counters.N41]" office:value-type="float" office:value="953561338">
            <text:p>953561338</text:p>
          </table:table-cell>
          <table:table-cell table:formula="of:=[.F41]/[.H41]" office:value-type="float" office:value="0.000274910474610706">
            <text:p>0,0002749105</text:p>
          </table:table-cell>
          <table:table-cell table:number-columns-repeated="961"/>
        </table:table-row>
        <table:table-row table:style-name="ro2" table:number-rows-repeated="1048534">
          <table:table-cell table:number-columns-repeated="970"/>
        </table:table-row>
        <table:table-row table:style-name="ro2">
          <table:table-cell table:number-columns-repeated="97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-02-2018</text:date>, <text:time>10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0:21:11</dc:date>
    <dc:creator>Helder Duarte</dc:creator>
    <meta:generator>OpenOffice/4.1.4$Unix OpenOffice.org_project/414m5$Build-9788</meta:generator>
    <meta:editing-duration>PT11H1M59S</meta:editing-duration>
    <meta:editing-cycles>39</meta:editing-cycles>
    <meta:document-statistic meta:table-count="2" meta:cell-count="27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16cm" xlink:href=".." xlink:type="simple" chart:class="chart:line" chart:style-name="ch1">
        <chart:legend chart:legend-position="end" svg:x="10.489cm" svg:y="4.209cm" style:legend-expansion="high" chart:style-name="ch2"/>
        <chart:plot-area chart:style-name="ch3" table:cell-range-address="Sheet2.D2:Sheet2.D41 Sheet2.A2:Sheet2.A2 Sheet2.H2:Sheet2.H41" chart:data-source-has-labels="both" svg:x="0.77cm" svg:y="0.855cm" svg:width="9.079cm" svg:height="7.561cm">
          <chartooo:coordinate-region svg:x="2.873cm" svg:y="1.055cm" svg:width="6.604cm" svg:height="6.316cm"/>
          <chart:axis chart:dimension="x" chart:name="primary-x" chart:style-name="ch4" chartooo:axis-type="auto">
            <chartooo:date-scale/>
            <chart:categories table:cell-range-address="Sheet2.D2:Sheet2.D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:Sheet2.H41" chart:label-cell-address="Sheet2.A2:Sheet2.A2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r_sp_add_shm_kernel</text:p>
                <draw:g>
                  <svg:desc>Sheet2.A2:Sheet2.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1</svg:desc>
                </draw:g>
              </table:table-cell>
              <table:table-cell office:value-type="float" office:value="2666586">
                <text:p>2666586</text:p>
                <draw:g>
                  <svg:desc>Sheet2.H2:Sheet2.H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66586">
                <text:p>26665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66586">
                <text:p>26665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66586">
                <text:p>26665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55878">
                <text:p>42558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434462">
                <text:p>74344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868924">
                <text:p>148689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9737848">
                <text:p>2973784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9475696">
                <text:p>594756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8951392">
                <text:p>11895139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78427088">
                <text:p>1784270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79479534">
                <text:p>17947953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80402506">
                <text:p>18040250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82250152">
                <text:p>182250152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210984568">
                <text:p>21098456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39761800">
                <text:p>239761800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266490220">
                <text:p>2664902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97767720">
                <text:p>297767720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29073329">
                <text:p>329073329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58788842">
                <text:p>35878884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87442246">
                <text:p>38744224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15958829">
                <text:p>41595882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44422425">
                <text:p>44442242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75839333">
                <text:p>475839333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507263958">
                <text:p>507263958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540290266">
                <text:p>540290266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567220584">
                <text:p>567220584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596444345">
                <text:p>596444345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628139110">
                <text:p>628139110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658563851">
                <text:p>658563851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688154560">
                <text:p>688154560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715623820">
                <text:p>71562382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750400948">
                <text:p>750400948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775414271">
                <text:p>775414271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804116439">
                <text:p>804116439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837437894">
                <text:p>837437894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864401257">
                <text:p>864401257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893233033">
                <text:p>893233033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922708406">
                <text:p>9227084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53561338">
                <text:p>953561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